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BEGIN</text:p>
      <text:p text:style-name="Normal">#importing my random number generator and my system exit functions</text:p>
      <text:p text:style-name="Normal">IMPORT random</text:p>
      <text:p text:style-name="Normal">IMPORT sys</text:p>
      <text:p text:style-name="Normal">#creating the variables so they are available to be used later</text:p>
      <text:p text:style-name="Normal">playerhealth = "grah"</text:p>
      <text:p text:style-name="Normal">yesorno = "blah"</text:p>
      <text:p text:style-name="Normal">playerpos = "0"</text:p>
      <text:p text:style-name="Normal">again = "rah"</text:p>
      <text:p text:style-name="Normal">masks = "mask"</text:p>
      <text:p text:style-name="Normal">distraction = "distract"</text:p>
      <text:p text:style-name="Normal">stealthdeath = "death"</text:p>
      <text:p text:style-name="Normal">ruccus = "ruccus"</text:p>
      <text:p text:style-name="Normal">sneaking = "sneakyboy"</text:p>
      <text:p text:style-name="Normal">foodpoison = "iboerf"</text:p>
      <text:p text:style-name="Normal">kitchen = "ibuwerbiu"</text:p>
      <text:p text:style-name="Normal">feast = "uhbwbitr"</text:p>
      <text:p text:style-name="Normal">timing = "uhbwefuiobvfewj vfrjni"</text:p>
      <text:p text:style-name="Normal">KO = "huh"</text:p>
      <text:p text:style-name="Normal">#setting hps and counters</text:p>
      <text:p text:style-name="Normal">totalhours = FLOAT(0)</text:p>
      <text:p text:style-name="Normal">workhours = FLOAT(0)</text:p>
      <text:p text:style-name="Normal">playerhp = FLOAT(8)</text:p>
      <text:p text:style-name="Normal">treedeath = FLOAT(0)</text:p>
      <text:p text:style-name="Normal">hp = FLOAT(0)</text:p>
      <text:p text:style-name="Normal">overwork = FLOAT(0)</text:p>
      <text:p text:style-name="Normal">commendation = FLOAT (0)</text:p>
      <text:p text:style-name="Normal">correct = FLOAT(0)</text:p>
      <text:p text:style-name="Normal">underwork = FLOAT(0)</text:p>
      <text:p text:style-name="Normal">#creatiing an array for the players classes</text:p>
      <text:p text:style-name="Normal">classes = []</text:p>
      <text:soft-page-break/>
      <text:p text:style-name="Normal">#creating the achievements system</text:p>
      <text:p text:style-name="Normal">achievements = ["achievements"]</text:p>
      <text:p text:style-name="Normal">achpercent = int(0)</text:p>
      <text:p text:style-name="Normal">#creating the space function that<text:s/>separates<text:s/>storyline and user choices to make it easier to read, Quality Of Life Fix</text:p>
      <text:p text:style-name="Normal">FUNCTION inputspace():</text:p>
      <text:p text:style-name="Normal"><text:s text:c="4"/>OUTPUT()</text:p>
      <text:p text:style-name="Normal">END FUNCTION</text:p>
      <text:p text:style-name="Normal">#creating the space function to<text:s/>separate<text:s/>different modules so that it is easier for the player to read, Quality Of Life Fix</text:p>
      <text:p text:style-name="Normal">FUNCTION space():</text:p>
      <text:p text:style-name="Normal"><text:s text:c="4"/>OUTPUT()</text:p>
      <text:p text:style-name="Normal"><text:s text:c="4"/>OUTPUT()</text:p>
      <text:p text:style-name="Normal"><text:s text:c="4"/>OUTPUT()</text:p>
      <text:p text:style-name="Normal">END FUNCTION</text:p>
      <text:p text:style-name="Normal">#drawing the title screen for the game</text:p>
      <text:p text:style-name="Normal">FUNCTION opening():</text:p>
      <text:p text:style-name="Normal"><text:s text:c="4"/>#draw the opening here</text:p>
      <text:p text:style-name="Normal">END FUNCTION</text:p>
      <text:p text:style-name="Normal">#drawing the arrow for the arrow death</text:p>
      <text:p text:style-name="Normal">FUNCTION arrow():</text:p>
      <text:p text:style-name="Normal"><text:s text:c="4"/>#draw the arrow here</text:p>
      <text:p text:style-name="Normal">END FUNCTION</text:p>
      <text:p text:style-name="Normal">#drawing the log falling on you</text:p>
      <text:p text:style-name="Normal">FUNCTION log():</text:p>
      <text:p text:style-name="Normal"><text:s text:c="4"/>#draw the log here</text:p>
      <text:p text:style-name="Normal">END FUNCTION</text:p>
      <text:p text:style-name="Normal">#drawing the Injustices Bane Stabbing you to death</text:p>
      <text:p text:style-name="Normal">FUNCTION stab():</text:p>
      <text:p text:style-name="Normal"><text:s text:c="3"/>#draw the stab here</text:p>
      <text:p text:style-name="Normal">END FUNCTION</text:p>
      <text:p text:style-name="Normal">#drawing the Injustices Bane dying to you</text:p>
      <text:soft-page-break/>
      <text:p text:style-name="Normal">FUNCTION kill():</text:p>
      <text:p text:style-name="Normal"><text:s text:c="3"/>#draw the kill here</text:p>
      <text:p text:style-name="Normal">END FUNCTION</text:p>
      <text:p text:style-name="Normal">#drawing the One-Shot ending</text:p>
      <text:p text:style-name="Normal">FUNCTION oneshot():</text:p>
      <text:p text:style-name="Normal"><text:s text:c="4"/>#draw the oneshot here</text:p>
      <text:p text:style-name="Normal">END FUNCTION</text:p>
      <text:p text:style-name="Normal">#drawing the phew that close ending</text:p>
      <text:p text:style-name="Normal">FUNCTION phew():</text:p>
      <text:p text:style-name="Normal"><text:s text:c="4"/>#draw the phew here</text:p>
      <text:p text:style-name="Normal">END FUNCTION</text:p>
      <text:p text:style-name="Normal">#drawing the saviour ending</text:p>
      <text:p text:style-name="Normal">FUNCTION save():</text:p>
      <text:p text:style-name="Normal"><text:s text:c="4"/>#draw the save here</text:p>
      <text:p text:style-name="Normal">END FUNCTION</text:p>
      <text:p text:style-name="Normal">#drawing the guard catching you</text:p>
      <text:p text:style-name="Normal">FUNCTION guard():</text:p>
      <text:p text:style-name="Normal"><text:s text:c="4"/>#draw the guard here</text:p>
      <text:p text:style-name="Normal">END FUNCTION</text:p>
      <text:p text:style-name="Normal">#drawing Injustice Bane laughing at you and killing you</text:p>
      <text:p text:style-name="Normal">FUNCTION laugh():</text:p>
      <text:p text:style-name="Normal"><text:s text:c="4"/>#draw the laugh here</text:p>
      <text:p text:style-name="Normal">END FUNCTION</text:p>
      <text:p text:style-name="Normal">#drawing the immigration ending</text:p>
      <text:p text:style-name="Normal">FUNCTION leaving():</text:p>
      <text:p text:style-name="Normal"><text:s text:c="4"/>#draw the leaving here</text:p>
      <text:p text:style-name="Normal">END FUNCTION</text:p>
      <text:p text:style-name="Normal">#drawing the selfish ending</text:p>
      <text:p text:style-name="Normal">FUNCTION hiding():</text:p>
      <text:p text:style-name="Normal"><text:s text:c="4"/>#draw the hiding here</text:p>
      <text:p text:style-name="Normal">END FUNCTION</text:p>
      <text:soft-page-break/>
      <text:p text:style-name="Normal">#drawing the uppercut finisher</text:p>
      <text:p text:style-name="Normal">FUNCTION uppercut():</text:p>
      <text:p text:style-name="Normal"><text:s text:c="4"/>#draw the uppercut here</text:p>
      <text:p text:style-name="Normal">END FUNCTION</text:p>
      <text:p text:style-name="Normal">#drawing the beheading finisher</text:p>
      <text:p text:style-name="Normal">FUNCTION behead():</text:p>
      <text:p text:style-name="Normal"><text:s text:c="4"/>#draw the behead here</text:p>
      <text:p text:style-name="Normal">END FUNCTION</text:p>
      <text:p text:style-name="Normal">#drawing the halved ending</text:p>
      <text:p text:style-name="Normal">FUNCTION halved():</text:p>
      <text:p text:style-name="Normal"><text:s text:c="4"/>#draw the halved here</text:p>
      <text:p text:style-name="Normal">END FUNCTION</text:p>
      <text:p text:style-name="Normal">#drawing the chandelier ending</text:p>
      <text:p text:style-name="Normal">FUNCTION chandelier():</text:p>
      <text:p text:style-name="Normal"><text:s text:c="4"/>#draw the chandelier here</text:p>
      <text:p text:style-name="Normal">END FUNCTION</text:p>
      <text:p text:style-name="Normal">#drawing the WWE ending</text:p>
      <text:p text:style-name="Normal">FUNCTION WWE():</text:p>
      <text:p text:style-name="Normal"><text:s text:c="4"/>#draw the WWE here</text:p>
      <text:p text:style-name="Normal">END FUNCTION</text:p>
      <text:p text:style-name="Normal">#drawing the twister ending</text:p>
      <text:p text:style-name="Normal">FUNCTION twist():</text:p>
      <text:p text:style-name="Normal"><text:s text:c="4"/>#draw the twist here</text:p>
      <text:p text:style-name="Normal">END FUNCTION</text:p>
      <text:p text:style-name="Normal">#drawing the parry ending</text:p>
      <text:p text:style-name="Normal">FUNCTION parry():</text:p>
      <text:p text:style-name="Normal"><text:s text:c="4"/>#draw the parry here</text:p>
      <text:p text:style-name="Normal">END FUNCTION</text:p>
      <text:p text:style-name="Normal">#drawing the juggling ending</text:p>
      <text:p text:style-name="Normal">FUNCTION juggle():</text:p>
      <text:p text:style-name="Normal"><text:s text:c="4"/>#draw the juggle here</text:p>
      <text:soft-page-break/>
      <text:p text:style-name="Normal">END FUNCTION</text:p>
      <text:p text:style-name="Normal">#drawing the horse ending</text:p>
      <text:p text:style-name="Normal">FUNCTION horse():</text:p>
      <text:p text:style-name="Normal"><text:s text:c="4"/>#draw the horse here</text:p>
      <text:p text:style-name="Normal">END FUNCTION</text:p>
      <text:p text:style-name="Normal">#drawing the dunked on ending</text:p>
      <text:p text:style-name="Normal">FUNCTION dunk():</text:p>
      <text:p text:style-name="Normal"><text:s text:c="3"/>#draw the dunk here</text:p>
      <text:p text:style-name="Normal">END FUNCTION</text:p>
      <text:p text:style-name="Normal">#drawing the backstabbing ending</text:p>
      <text:p text:style-name="Normal">FUNCTION backstabbing():</text:p>
      <text:p text:style-name="Normal"><text:s text:c="4"/>#draw the backstabbing here</text:p>
      <text:p text:style-name="Normal">END FUNCTION</text:p>
      <text:p text:style-name="Normal">#drawing the intimidator ending</text:p>
      <text:p text:style-name="Normal">FUNCTION intimidator():</text:p>
      <text:p text:style-name="Normal"><text:s text:c="4"/>#draw the intimidator here</text:p>
      <text:p text:style-name="Normal">END FUNCTION</text:p>
      <text:p text:style-name="Normal">#drawing the persuader ending</text:p>
      <text:p text:style-name="Normal">FUNCTION persuader():</text:p>
      <text:p text:style-name="Normal"><text:s text:c="4"/>#draw the persuader here</text:p>
      <text:p text:style-name="Normal">END FUNCTION</text:p>
      <text:p text:style-name="Normal">#drawing the promotion ending</text:p>
      <text:p text:style-name="Normal">FUNCTION promotion():</text:p>
      <text:p text:style-name="Normal"><text:s text:c="4"/>#draw the promotion here</text:p>
      <text:p text:style-name="Normal">END FUNCTION</text:p>
      <text:p text:style-name="Normal">#drawing the demotion ending</text:p>
      <text:p text:style-name="Normal">FUNCTION demotion():</text:p>
      <text:p text:style-name="Normal"><text:s text:c="4"/>#draw the demotion here</text:p>
      <text:p text:style-name="Normal">END FUNCTION</text:p>
      <text:p text:style-name="Normal">#drawing the mutiny ending</text:p>
      <text:p text:style-name="Normal">FUNCTION mutiny():</text:p>
      <text:soft-page-break/>
      <text:p text:style-name="Normal"><text:s text:c="4"/>#draw the mutiny here</text:p>
      <text:p text:style-name="Normal">END FUNCTION</text:p>
      <text:p text:style-name="Normal"/>
      <text:p text:style-name="Normal">#drawing the caughtlying ending</text:p>
      <text:p text:style-name="Normal">FUNCTION caughtlying():</text:p>
      <text:p text:style-name="Normal"><text:s text:c="4"/>#draw the caughtlying here</text:p>
      <text:p text:style-name="Normal">END FUNCTION</text:p>
      <text:p text:style-name="Normal">#drawing the exhaustion ending</text:p>
      <text:p text:style-name="Normal">FUNCTION exhaustion():</text:p>
      <text:p text:style-name="Normal"><text:s text:c="4"/>#draw the exhaustion here</text:p>
      <text:p text:style-name="Normal">END FUNCTION</text:p>
      <text:p text:style-name="Normal">#drawing the stupidity ending</text:p>
      <text:p text:style-name="Normal">FUNCTION stupidity():</text:p>
      <text:p text:style-name="Normal"><text:s text:c="4"/>#draw the stupidity here</text:p>
      <text:p text:style-name="Normal">END FUNCTION</text:p>
      <text:p text:style-name="Normal">#drawing the picture for if you get all achievements</text:p>
      <text:p text:style-name="Normal">FUNCTION trophy():</text:p>
      <text:p text:style-name="Normal"><text:s text:c="4"/>#draw the trophy here</text:p>
      <text:p text:style-name="Normal">END FUNCTION</text:p>
      <text:p text:style-name="Normal">FUNCTION instructions():</text:p>
      <text:p text:style-name="Normal"><text:s text:c="4"/>OUTPUT("First things first, how do you play the game?")</text:p>
      <text:p text:style-name="Normal"><text:s text:c="4"/>OUTPUT("The game is very simple, you'll be asked to type answers which correspond to actions so you can progress.")</text:p>
      <text:p text:style-name="Normal"><text:s text:c="4"/>OUTPUT("When typing your answer make sure you include only the answer, no spaces, no capitals, just the answer.")</text:p>
      <text:p text:style-name="Normal"><text:s text:c="4"/>OUTPUT("If you die or beat the game, a picture will appear corresponding to what happened.")</text:p>
      <text:p text:style-name="Normal"><text:s text:c="4"/>OUTPUT("When you're done looking at the image, press enter to continue with the game, don't just quit.")</text:p>
      <text:p text:style-name="Normal"><text:s text:c="4"/>OUTPUT("Furthermore if the game seems to stop asking for your input, just press enter, I only do that to space out text.")</text:p>
      <text:p text:style-name="Normal"><text:s text:c="4"/>OUTPUT("Almost every action's outcome is chance based so picking the same path can cause different story.")</text:p>
      <text:soft-page-break/>
      <text:p text:style-name="Normal"><text:s text:c="4"/>OUTPUT("These chance based outcomes are effected by the class you pick at the start so choose wisely!")</text:p>
      <text:p text:style-name="Normal"><text:s text:c="4"/>OUTPUT("When you beat the game you'll be allowed to play again, and pick an extra class.")</text:p>
      <text:p text:style-name="Normal"><text:s text:c="4"/>OUTPUT("This allows you to have multiple classes at once, however if you die you lose them all.")</text:p>
      <text:p text:style-name="Normal"><text:s text:c="4"/>OUTPUT("The game has a total of 18 achievements and you only get a few of them from choosing your class.")</text:p>
      <text:p text:style-name="Normal"><text:s text:c="4"/>OUTPUT("That leaves a plethora of achievements for beating the game differently so go catch 'em all.")</text:p>
      <text:p text:style-name="Normal"><text:s text:c="4"/>OUTPUT("Once you understand these instructions just type enter to continue to the game.")</text:p>
      <text:p text:style-name="Normal"><text:s text:c="4"/>INPUT("Good Luck!!!")</text:p>
      <text:p text:style-name="Normal">END FUNCTION</text:p>
      <text:p text:style-name="Normal">opening()</text:p>
      <text:p text:style-name="Normal">space()</text:p>
      <text:p text:style-name="Normal">space()</text:p>
      <text:p text:style-name="Normal">space()</text:p>
      <text:p text:style-name="Normal">instructions()</text:p>
      <text:p text:style-name="Normal">#creating a while true loop that<text:s/>continuously<text:s/>checks the players position and puts them in the right scenario</text:p>
      <text:p text:style-name="Normal">WHILE TRUE:</text:p>
      <text:p text:style-name="Normal"><text:s text:c="4"/>#checking if the player has died</text:p>
      <text:p text:style-name="Normal"><text:s text:c="4"/>IF (playerhp == 0):</text:p>
      <text:p text:style-name="Normal"><text:s text:c="8"/>space()</text:p>
      <text:p text:style-name="Normal"><text:s text:c="8"/>OUTPUT("You died.")</text:p>
      <text:p text:style-name="Normal"><text:s text:c="8"/>playerpos = "7"</text:p>
      <text:p text:style-name="Normal"><text:s text:c="8"/>stab()</text:p>
      <text:p text:style-name="Normal"><text:s text:c="4"/>#creating start point position</text:p>
      <text:p text:style-name="Normal"><text:s text:c="4"/>IF (playerpos == "0"):</text:p>
      <text:p text:style-name="Normal"><text:s text:c="8"/>space()</text:p>
      <text:p text:style-name="Normal"><text:s text:c="8"/>space()</text:p>
      <text:p text:style-name="Normal"><text:s text:c="8"/>space()</text:p>
      <text:p text:style-name="Normal"><text:s text:c="8"/>space()</text:p>
      <text:p text:style-name="Normal"><text:s text:c="8"/>totalhours = FLOAT(0)</text:p>
      <text:soft-page-break/>
      <text:p text:style-name="Normal"><text:s text:c="8"/>workhours = FLOAT(0)</text:p>
      <text:p text:style-name="Normal"><text:s text:c="8"/>overwork = FLOAT(0)</text:p>
      <text:p text:style-name="Normal"><text:s text:c="8"/>commendation = FLOAT (0)</text:p>
      <text:p text:style-name="Normal"><text:s text:c="8"/>correct = FLOAT(0)</text:p>
      <text:p text:style-name="Normal"><text:s text:c="8"/>treedeath = FLOAT(0)</text:p>
      <text:p text:style-name="Normal"><text:s text:c="8"/>hp = FLOAT(0)</text:p>
      <text:p text:style-name="Normal"><text:s text:c="8"/>playerhp = FLOAT(8)</text:p>
      <text:p text:style-name="Normal"><text:s text:c="8"/>underwork = FLOAT(0)</text:p>
      <text:p text:style-name="Normal"><text:s text:c="8"/>#displaying the classes available and allowing the player to pick one</text:p>
      <text:p text:style-name="Normal"><text:s text:c="8"/>OUTPUT("Pick a class from the following options:")</text:p>
      <text:p text:style-name="Normal"><text:s text:c="8"/>IF ("b"<text:s/>NOT IN classes):</text:p>
      <text:p text:style-name="Normal"><text:s text:c="12"/>OUTPUT("Bodybuilder: You have extreme strength (type b)")</text:p>
      <text:p text:style-name="Normal"><text:s text:c="8"/>IF ("g"<text:s/>NOT IN classes):</text:p>
      <text:p text:style-name="Normal"><text:s text:c="12"/>OUTPUT("Gymnast: You have extreme flexibility and agility (type g)")</text:p>
      <text:p text:style-name="Normal"><text:s text:c="8"/>IF ("t"<text:s/>NOT IN classes):</text:p>
      <text:p text:style-name="Normal"><text:s text:c="12"/>OUTPUT("Tank: You are abnormally pain tolerant and very thickskinned (type t)")</text:p>
      <text:p text:style-name="Normal"><text:s text:c="8"/>IF ("m"<text:s/>NOT IN classes):</text:p>
      <text:p text:style-name="Normal"><text:s text:c="12"/>OUTPUT("Martial Artist: You find it easy to strike others however your hits might not be that<text:s/><text:s text:c="9"/>powerful (type m)")</text:p>
      <text:p text:style-name="Normal"><text:s text:c="8"/>IF ("r"<text:s/>NOT IN classes):</text:p>
      <text:p text:style-name="Normal"><text:s text:c="12"/>OUTPUT("Robber: You are very good at stealing things and distracting others (type r)")</text:p>
      <text:p text:style-name="Normal"><text:s text:c="8"/>IF ("c"<text:s/>NOT IN classes):</text:p>
      <text:p text:style-name="Normal"><text:s text:c="12"/>OUTPUT("Chatterbox: You are very charismatic and have a fun aura about you (type c)")</text:p>
      <text:p text:style-name="Normal"><text:s text:c="8"/>IF<text:s/>("b"<text:s/>IN classes<text:s/>and "g"<text:s/>IN classes<text:s/>and "t"<text:s/>IN classes<text:s/>and "m"<text:s/>IN classes<text:s/>and "r"<text:s/>IN classes<text:s/>and "c"<text:s/>IN classes<text:s/>and "f"<text:s/>NOT IN classes):</text:p>
      <text:p text:style-name="Normal"><text:s text:c="12"/>OUTPUT("The Fabled Hero: You are an extremely powerful superhero renowned throughout the lands for being able to do everything (type f)")</text:p>
      <text:p text:style-name="Normal"><text:s text:c="8"/>IF<text:s/>("h"<text:s/>NOT IN classes):</text:p>
      <text:p text:style-name="Normal"><text:s text:c="12"/>OUTPUT("Make Belief Hero: You 'think' you are some superhero and can do everything, however your probably just schizophrenic (type h)")</text:p>
      <text:p text:style-name="Normal"><text:s text:c="8"/>OUTPUT("If you type anything other then what I've said to type you will go classless.")</text:p>
      <text:p text:style-name="Normal"><text:s text:c="8"/>#adding the class the player picked to the game</text:p>
      <text:soft-page-break/>
      <text:p text:style-name="Normal"><text:s text:c="8"/>inputspace()</text:p>
      <text:p text:style-name="Normal"><text:s text:c="8"/>classes.append(INPUT("Type your answer here: "))</text:p>
      <text:p text:style-name="Normal"><text:s text:c="8"/>inputspace()</text:p>
      <text:p text:style-name="Normal"><text:s text:c="8"/>firstname = INPUT("Now what is your first name? ")</text:p>
      <text:p text:style-name="Normal"><text:s text:c="8"/>lastname = INPUT("What is your last name? ")</text:p>
      <text:p text:style-name="Normal"><text:s text:c="8"/>#Getting the players initial so they can be put on the trophy</text:p>
      <text:p text:style-name="Normal"><text:s text:c="8"/>initial1 = firstname[0]</text:p>
      <text:p text:style-name="Normal"><text:s text:c="8"/>initial2 = lastname[0]</text:p>
      <text:p text:style-name="Normal"><text:s text:c="8"/>initial1 = initial1.upper()</text:p>
      <text:p text:style-name="Normal"><text:s text:c="8"/>initial2 = initial2.upper()</text:p>
      <text:p text:style-name="Normal"><text:s text:c="8"/>space()</text:p>
      <text:p text:style-name="Normal"><text:s text:c="8"/>OUTPUT("Now then, " + firstname + " " + lastname + ", Welcome to the Abyssmal City where no dreams come true and the Paladins of 'justice' always bring 'justice' to the lands")</text:p>
      <text:p text:style-name="Normal"><text:s text:c="8"/>OUTPUT("The Paladins are led by the Injustices Bane, an abnormally large person who captures innocent people for fun and is the cruel dictator of the Abyssmal City")</text:p>
      <text:p text:style-name="Normal"><text:s text:c="8"/>OUTPUT("Now that we have the backstory out the way, let us start your story.")</text:p>
      <text:p text:style-name="Normal"><text:s text:c="8"/>INPUT()</text:p>
      <text:p text:style-name="Normal"><text:s text:c="8"/>playerpos = "2"</text:p>
      <text:p text:style-name="Normal"><text:s text:c="8"/>IF ("t"<text:s/>IN classes):</text:p>
      <text:p text:style-name="Normal"><text:s text:c="12"/>playerhp = FLOAT(11)</text:p>
      <text:p text:style-name="Normal"><text:s text:c="4"/>#checking for achievements and then displaying that you got it if you have it</text:p>
      <text:p text:style-name="Normal"><text:s text:c="8"/></text:p>
      <text:p text:style-name="Normal"><text:s text:c="4"/><text:s text:c="4"/>IF ("c"<text:s/>IN classes<text:s/>and "c"<text:s/>NOT IN achievements):</text:p>
      <text:p text:style-name="Normal"><text:s text:c="8"/>space()</text:p>
      <text:p text:style-name="Normal"><text:s text:c="8"/>OUTPUT("Congratulations on your achievement: ")</text:p>
      <text:p text:style-name="Normal"><text:s text:c="8"/>OUTPUT("Unlock the Chatterbox class")</text:p>
      <text:p text:style-name="Normal"><text:s text:c="8"/>achpercent = achpercent + 1</text:p>
      <text:p text:style-name="Normal"><text:s text:c="8"/>achievements.append("c")</text:p>
      <text:p text:style-name="Normal"><text:s text:c="8"/>OUTPUT("You have acquired: " + str(achpercent) + " of the 18 achievements")</text:p>
      <text:p text:style-name="Normal"><text:s text:c="8"/>space()</text:p>
      <text:p text:style-name="Normal"><text:s text:c="8"/></text:p>
      <text:p text:style-name="Normal"><text:s text:c="4"/>IF ("b"<text:s/>IN classes<text:s/>and "b"<text:s/>NOT IN achievements):</text:p>
      <text:soft-page-break/>
      <text:p text:style-name="Normal"><text:s text:c="8"/>space()</text:p>
      <text:p text:style-name="Normal"><text:s text:c="8"/>OUTPUT("Congratulations on your achievement: ")</text:p>
      <text:p text:style-name="Normal"><text:s text:c="8"/>OUTPUT("Unlock the Bodybuilder class")</text:p>
      <text:p text:style-name="Normal"><text:s text:c="8"/>achpercent = achpercent + 1</text:p>
      <text:p text:style-name="Normal"><text:s text:c="8"/>achievements.append("b")</text:p>
      <text:p text:style-name="Normal"><text:s text:c="8"/>OUTPUT("You have acquired: " + str(achpercent) + " of the 18 achievements")</text:p>
      <text:p text:style-name="Normal"><text:s text:c="8"/>space()</text:p>
      <text:p text:style-name="Normal"><text:s text:c="8"/></text:p>
      <text:p text:style-name="Normal"><text:s text:c="4"/>IF ("r"<text:s/>IN classes<text:s/>and "r"<text:s/>NOT IN achievements):</text:p>
      <text:p text:style-name="Normal"><text:s text:c="8"/>space()</text:p>
      <text:p text:style-name="Normal"><text:s text:c="8"/>OUTPUT("Congratulations on your achievement: ")</text:p>
      <text:p text:style-name="Normal"><text:s text:c="8"/>OUTPUT("Unlock the Robber class")</text:p>
      <text:p text:style-name="Normal"><text:s text:c="8"/>achpercent = achpercent + 1</text:p>
      <text:p text:style-name="Normal"><text:s text:c="8"/>achievements.append("r")</text:p>
      <text:p text:style-name="Normal"><text:s text:c="8"/>OUTPUT("You have acquired: " + str(achpercent) + " of the 18 achievements")</text:p>
      <text:p text:style-name="Normal"><text:s text:c="8"/>space()</text:p>
      <text:p text:style-name="Normal"><text:s text:c="4"/>IF ("g"<text:s/>IN classes<text:s/>and "g"<text:s/>NOT IN achievements):</text:p>
      <text:p text:style-name="Normal"><text:s text:c="8"/>space()</text:p>
      <text:p text:style-name="Normal"><text:s text:c="8"/>OUTPUT("Congratulations on your achievement: ")</text:p>
      <text:p text:style-name="Normal"><text:s text:c="8"/>OUTPUT("Unlock the Gymnast class")</text:p>
      <text:p text:style-name="Normal"><text:s text:c="8"/>achpercent = achpercent + 1</text:p>
      <text:p text:style-name="Normal"><text:s text:c="8"/>achievements.append("g")</text:p>
      <text:p text:style-name="Normal"><text:s text:c="8"/>OUTPUT("You have acquired: " + str(achpercent) + " of the 18 achievements")</text:p>
      <text:p text:style-name="Normal"><text:s text:c="8"/>space()</text:p>
      <text:p text:style-name="Normal"><text:s text:c="4"/>IF ("m"<text:s/>IN classes<text:s/>and "m"<text:s/>NOT IN achievements):</text:p>
      <text:p text:style-name="Normal"><text:s text:c="8"/>space()</text:p>
      <text:p text:style-name="Normal"><text:s text:c="8"/>OUTPUT("Congratulations on your achievement: ")</text:p>
      <text:p text:style-name="Normal"><text:s text:c="8"/>OUTPUT("Unlock the Martial Artist class")</text:p>
      <text:p text:style-name="Normal"><text:s text:c="8"/>achpercent = achpercent + 1</text:p>
      <text:p text:style-name="Normal"><text:s text:c="8"/>achievements.append("m")</text:p>
      <text:p text:style-name="Normal"><text:s text:c="8"/>OUTPUT("You have acquired: " + str(achpercent) + " of the 18 achievements")</text:p>
      <text:soft-page-break/>
      <text:p text:style-name="Normal"><text:s text:c="8"/>space()</text:p>
      <text:p text:style-name="Normal"><text:s text:c="4"/>IF ("t"<text:s/>IN classes<text:s/>and "t"<text:s/>NOT IN achievements):</text:p>
      <text:p text:style-name="Normal"><text:s text:c="8"/>space()</text:p>
      <text:p text:style-name="Normal"><text:s text:c="8"/>OUTPUT("Congratulations on your achievement: ")</text:p>
      <text:p text:style-name="Normal"><text:s text:c="8"/>OUTPUT("Unlock the Tank class")</text:p>
      <text:p text:style-name="Normal"><text:s text:c="8"/>achpercent = achpercent + 1</text:p>
      <text:p text:style-name="Normal"><text:s text:c="8"/>achievements.append("t")</text:p>
      <text:p text:style-name="Normal"><text:s text:c="8"/>OUTPUT("You have acquired: " + str(achpercent) + " of the 18 achievements")</text:p>
      <text:p text:style-name="Normal"><text:s text:c="8"/>space()</text:p>
      <text:p text:style-name="Normal"><text:s text:c="4"/>IF ("b"<text:s/>IN classes<text:s/>and "g"<text:s/>IN classes<text:s/>and "t"<text:s/>IN classes<text:s/>and "m"<text:s/>IN classes<text:s/>and "r"<text:s/>IN classes<text:s/>and "f"<text:s/>IN classes<text:s/>and "f"<text:s/>NOT IN achievements):</text:p>
      <text:p text:style-name="Normal"><text:s text:c="8"/>space()</text:p>
      <text:p text:style-name="Normal"><text:s text:c="8"/>OUTPUT("Congratulations on your achievement: ")</text:p>
      <text:p text:style-name="Normal"><text:s text:c="8"/>OUTPUT("Unlock the Fabled Hero class")</text:p>
      <text:p text:style-name="Normal"><text:s text:c="8"/>achpercent = achpercent + 1</text:p>
      <text:p text:style-name="Normal"><text:s text:c="8"/>achievements.append("f")</text:p>
      <text:p text:style-name="Normal"><text:s text:c="8"/>OUTPUT("You have acquired: " + str(achpercent) + " of the 18 achievements")</text:p>
      <text:p text:style-name="Normal"><text:s text:c="8"/>space()</text:p>
      <text:p text:style-name="Normal"><text:s text:c="4"/>IF ("h"<text:s/>IN classes<text:s/>and "h"<text:s/>NOT IN achievements):</text:p>
      <text:p text:style-name="Normal"><text:s text:c="8"/>space()</text:p>
      <text:p text:style-name="Normal"><text:s text:c="8"/>OUTPUT("Congratulations on your achievement: ")</text:p>
      <text:p text:style-name="Normal"><text:s text:c="8"/>OUTPUT("Unlock the Make-Belief Hero class")</text:p>
      <text:p text:style-name="Normal"><text:s text:c="8"/>achpercent = achpercent + 1</text:p>
      <text:p text:style-name="Normal"><text:s text:c="8"/>achievements.append("h")</text:p>
      <text:p text:style-name="Normal"><text:s text:c="8"/>OUTPUT("You have acquired: " + str(achpercent) + " of the 18 achievements")</text:p>
      <text:p text:style-name="Normal"><text:s text:c="8"/>space()</text:p>
      <text:p text:style-name="Normal"><text:s text:c="4"/>IF ("KO1"<text:s/>IN achievements AND<text:s/>"KO2"<text:s/>NOT IN achievements):</text:p>
      <text:p text:style-name="Normal"><text:s text:c="8"/>space()</text:p>
      <text:p text:style-name="Normal"><text:s text:c="8"/>OUTPUT("Congratulations on your achievement: ")</text:p>
      <text:p text:style-name="Normal"><text:s text:c="8"/>OUTPUT("Kill the Injustices Bane with Style Points")</text:p>
      <text:p text:style-name="Normal"><text:s text:c="8"/>achpercent = achpercent + 1</text:p>
      <text:soft-page-break/>
      <text:p text:style-name="Normal"><text:s text:c="8"/>achievements.append("KO2")</text:p>
      <text:p text:style-name="Normal"><text:s text:c="8"/>OUTPUT("You have acquired: " + str(achpercent) + " of the 18 achievements")</text:p>
      <text:p text:style-name="Normal"><text:s text:c="8"/>space()</text:p>
      <text:p text:style-name="Normal"><text:s text:c="4"/>IF ("hide1"<text:s/>IN achievements AND<text:s/>"hide2"<text:s/>NOT IN achievements):</text:p>
      <text:p text:style-name="Normal"><text:s text:c="8"/>space()</text:p>
      <text:p text:style-name="Normal"><text:s text:c="8"/>OUTPUT("Congratulations on your achievement: ")</text:p>
      <text:p text:style-name="Normal"><text:s text:c="8"/>OUTPUT("Hide in the treehouse")</text:p>
      <text:p text:style-name="Normal"><text:s text:c="8"/>achpercent = achpercent + 1</text:p>
      <text:p text:style-name="Normal"><text:s text:c="8"/>achievements.append("hide2")</text:p>
      <text:p text:style-name="Normal"><text:s text:c="8"/>OUTPUT("You have acquired: " + str(achpercent) + " of the 18 achievements")</text:p>
      <text:p text:style-name="Normal"><text:s text:c="8"/>space()</text:p>
      <text:p text:style-name="Normal"><text:s text:c="4"/>IF ("immigrate1"<text:s/>IN achievements AND<text:s/>"immigrate2"<text:s/>NOT IN achievements):</text:p>
      <text:p text:style-name="Normal"><text:s text:c="8"/>space()</text:p>
      <text:p text:style-name="Normal"><text:s text:c="8"/>OUTPUT("Congratulations on your achievement: ")</text:p>
      <text:p text:style-name="Normal"><text:s text:c="8"/>OUTPUT("Leave with your horse")</text:p>
      <text:p text:style-name="Normal"><text:s text:c="8"/>achpercent = achpercent + 1</text:p>
      <text:p text:style-name="Normal"><text:s text:c="8"/>achievements.append("immigrate2")</text:p>
      <text:p text:style-name="Normal"><text:s text:c="8"/>OUTPUT("You have acquired: " + str(achpercent) + " of the 18 achievements")</text:p>
      <text:p text:style-name="Normal"><text:s text:c="8"/>space()</text:p>
      <text:p text:style-name="Normal"><text:s text:c="4"/>IF ("duelist1"<text:s/>IN achievements AND<text:s/>"duelist2"<text:s/>NOT IN achievements):</text:p>
      <text:p text:style-name="Normal"><text:s text:c="8"/>space()</text:p>
      <text:p text:style-name="Normal"><text:s text:c="8"/>OUTPUT("Congratulations on your achievement: ")</text:p>
      <text:p text:style-name="Normal"><text:s text:c="8"/>OUTPUT("Kill the Injustices Bane regularly")</text:p>
      <text:p text:style-name="Normal"><text:s text:c="8"/>achpercent = achpercent + 1</text:p>
      <text:p text:style-name="Normal"><text:s text:c="8"/>achievements.append("duelist2")</text:p>
      <text:p text:style-name="Normal"><text:s text:c="8"/>OUTPUT("You have acquired: " + str(achpercent) + " of the 18 achievements")</text:p>
      <text:p text:style-name="Normal"><text:s text:c="8"/>space()</text:p>
      <text:p text:style-name="Normal"><text:s text:c="4"/>IF ("onetap1"<text:s/>IN achievements AND<text:s/>"onetap2"<text:s/>NOT IN achievements):</text:p>
      <text:p text:style-name="Normal"><text:s text:c="8"/>space()</text:p>
      <text:p text:style-name="Normal"><text:s text:c="8"/>OUTPUT("Congratulations on your achievement: ")</text:p>
      <text:p text:style-name="Normal"><text:s text:c="8"/>OUTPUT("You killed the Injustices bane in one hit")</text:p>
      <text:soft-page-break/>
      <text:p text:style-name="Normal"><text:s text:c="8"/>achpercent = achpercent + 1</text:p>
      <text:p text:style-name="Normal"><text:s text:c="8"/>achievements.append("onetap2")</text:p>
      <text:p text:style-name="Normal"><text:s text:c="8"/>OUTPUT("You have acquired: " + str(achpercent) + " of the 18 achievements")</text:p>
      <text:p text:style-name="Normal"><text:s text:c="8"/>space()</text:p>
      <text:p text:style-name="Normal"><text:s text:c="4"/>IF ("phew1"<text:s/>IN achievements AND<text:s/>"phew2"<text:s/>NOT IN achievements):</text:p>
      <text:p text:style-name="Normal"><text:s text:c="8"/>space()</text:p>
      <text:p text:style-name="Normal"><text:s text:c="8"/>OUTPUT("Congratulations on your achievement: ")</text:p>
      <text:p text:style-name="Normal"><text:s text:c="8"/>OUTPUT("You killed the Injustices Bane with one 1HP left")</text:p>
      <text:p text:style-name="Normal"><text:s text:c="8"/>achpercent = achpercent + 1</text:p>
      <text:p text:style-name="Normal"><text:s text:c="8"/>achievements.append("phew2")</text:p>
      <text:p text:style-name="Normal"><text:s text:c="8"/>OUTPUT("You have acquired: " + str(achpercent) + " of the 18 achievements")</text:p>
      <text:p text:style-name="Normal"><text:s text:c="8"/>space()</text:p>
      <text:p text:style-name="Normal"><text:s text:c="4"/>IF ("first1"<text:s/>IN achievements AND<text:s/>"first2"<text:s/>NOT IN achievements):</text:p>
      <text:p text:style-name="Normal"><text:s text:c="8"/>space()</text:p>
      <text:p text:style-name="Normal"><text:s text:c="8"/>OUTPUT("Congratulations on your achievement: ")</text:p>
      <text:p text:style-name="Normal"><text:s text:c="8"/>OUTPUT("You Beat the game for your first time")</text:p>
      <text:p text:style-name="Normal"><text:s text:c="8"/>achpercent = achpercent + 1</text:p>
      <text:p text:style-name="Normal"><text:s text:c="8"/>achievements.append("first2")</text:p>
      <text:p text:style-name="Normal"><text:s text:c="8"/>OUTPUT("You have acquired: " + str(achpercent) + " of the 18 achievements")</text:p>
      <text:p text:style-name="Normal"><text:s text:c="8"/>space()</text:p>
      <text:p text:style-name="Normal"><text:s text:c="4"/>IF ("mutiny1"<text:s/>IN achievements AND<text:s/>"mutiny2"<text:s/>NOT IN achievements):</text:p>
      <text:p text:style-name="Normal"><text:s text:c="8"/>space()</text:p>
      <text:p text:style-name="Normal"><text:s text:c="8"/>OUTPUT("Congratulations on your achievement: ")</text:p>
      <text:p text:style-name="Normal"><text:s text:c="8"/>OUTPUT("You led a mutiny among the paladins")</text:p>
      <text:p text:style-name="Normal"><text:s text:c="8"/>achpercent = achpercent + 1</text:p>
      <text:p text:style-name="Normal"><text:s text:c="8"/>achievements.append("mutiny2")</text:p>
      <text:p text:style-name="Normal"><text:s text:c="8"/>OUTPUT("You have acquired: " + str(achpercent) + " of the 18 achievements")</text:p>
      <text:p text:style-name="Normal"><text:s text:c="8"/>space()</text:p>
      <text:p text:style-name="Normal"><text:s text:c="4"/>IF ("snitch1"<text:s/>IN achievements AND<text:s/>"snitch2"<text:s/>NOT IN achievements):</text:p>
      <text:p text:style-name="Normal"><text:s text:c="8"/>space()</text:p>
      <text:p text:style-name="Normal"><text:s text:c="8"/>OUTPUT("Congratulations on your achievement: ")</text:p>
      <text:soft-page-break/>
      <text:p text:style-name="Normal"><text:s text:c="8"/>OUTPUT("You snitched on the traitorous paladins")</text:p>
      <text:p text:style-name="Normal"><text:s text:c="8"/>achpercent = achpercent + 1</text:p>
      <text:p text:style-name="Normal"><text:s text:c="8"/>achievements.append("snitch2")</text:p>
      <text:p text:style-name="Normal"><text:s text:c="8"/>OUTPUT("You have acquired: " + str(achpercent) + " of the 18 achievements")</text:p>
      <text:p text:style-name="Normal"><text:s text:c="8"/>space()</text:p>
      <text:p text:style-name="Normal"><text:s text:c="4"/>IF ("fakeletter1"<text:s/>IN achievements AND<text:s/>"fakeletter2"<text:s/>NOT IN achievements):</text:p>
      <text:p text:style-name="Normal"><text:s text:c="8"/>space()</text:p>
      <text:p text:style-name="Normal"><text:s text:c="8"/>OUTPUT("Congratulations on your achievement: ")</text:p>
      <text:p text:style-name="Normal"><text:s text:c="8"/>OUTPUT("You tricked a paladin into backstabbing")</text:p>
      <text:p text:style-name="Normal"><text:s text:c="8"/>achpercent = achpercent + 1</text:p>
      <text:p text:style-name="Normal"><text:s text:c="8"/>achievements.append("fakeletter2")</text:p>
      <text:p text:style-name="Normal"><text:s text:c="8"/>OUTPUT("You have acquired: " + str(achpercent) + " of the 18 achievements")</text:p>
      <text:p text:style-name="Normal"><text:s text:c="8"/>space()</text:p>
      <text:p text:style-name="Normal"><text:s text:c="4"/>IF (achpercent == 18):</text:p>
      <text:p text:style-name="Normal"><text:s text:c="8"/>space()</text:p>
      <text:p text:style-name="Normal"><text:s text:c="8"/>OUTPUT("Congratulations on getting every achievement in the game")</text:p>
      <text:p text:style-name="Normal"><text:s text:c="8"/>trophy()</text:p>
      <text:p text:style-name="Normal"><text:s text:c="8"/>achpercent = achpercent + 1</text:p>
      <text:p text:style-name="Normal"><text:s text:c="8"/>space()</text:p>
      <text:p text:style-name="Normal"><text:s text:c="4"/>#setting all the random dice rolls based off class</text:p>
      <text:p text:style-name="Normal"><text:s text:c="4"/>selfish = random.randint(1,2)</text:p>
      <text:p text:style-name="Normal"><text:s text:c="4"/>IF ("c"<text:s/>IN classes):</text:p>
      <text:p text:style-name="Normal"><text:s text:c="8"/>talk = random.randint(1,2)</text:p>
      <text:p text:style-name="Normal"><text:s text:c="8"/>fakeletter = random.randint(1,2)</text:p>
      <text:p text:style-name="Normal"><text:s text:c="8"/>persuade = random.randint(1,2)</text:p>
      <text:p text:style-name="Normal"><text:s text:c="4"/>ELSE:</text:p>
      <text:p text:style-name="Normal"><text:s text:c="8"/>talk = random.randint(1,3)</text:p>
      <text:p text:style-name="Normal"><text:s text:c="8"/>fakeletter = random.randint(1,4)</text:p>
      <text:p text:style-name="Normal"><text:s text:c="8"/>persuade = random.randint(1,3)</text:p>
      <text:p text:style-name="Normal"><text:s text:c="4"/>IF ("b"<text:s/>IN classes):</text:p>
      <text:p text:style-name="Normal"><text:s text:c="8"/>onetap = random.randint(1,2)</text:p>
      <text:soft-page-break/>
      <text:p text:style-name="Normal"><text:s text:c="8"/>IF (hp &gt; 8):</text:p>
      <text:p text:style-name="Normal"><text:s text:c="12"/>finisher = 8</text:p>
      <text:p text:style-name="Normal"><text:s text:c="8"/>ELSE:</text:p>
      <text:p text:style-name="Normal"><text:s text:c="12"/>finisher = random.randint(hp,8)</text:p>
      <text:p text:style-name="Normal"><text:s text:c="8"/>damage = FLOAT(2)</text:p>
      <text:p text:style-name="Normal"><text:s text:c="8"/>intimidate = random.randint(1,2)</text:p>
      <text:p text:style-name="Normal"><text:s text:c="4"/>ELSE:</text:p>
      <text:p text:style-name="Normal"><text:s text:c="8"/>onetap = random.randint(1,5)</text:p>
      <text:p text:style-name="Normal"><text:s text:c="8"/>IF (hp &gt; 8):</text:p>
      <text:p text:style-name="Normal"><text:s text:c="12"/>finisher = random.randint(8,9)</text:p>
      <text:p text:style-name="Normal"><text:s text:c="8"/>ELSE:</text:p>
      <text:p text:style-name="Normal"><text:s text:c="12"/>finisher = random.randint(hp,9)</text:p>
      <text:p text:style-name="Normal"><text:s text:c="8"/>damage = FLOAT(1)</text:p>
      <text:p text:style-name="Normal"><text:s text:c="8"/>intimidate = random.randint(1,3)</text:p>
      <text:p text:style-name="Normal"><text:s text:c="4"/>IF ("m"<text:s/>IN classes):</text:p>
      <text:p text:style-name="Normal"><text:s text:c="8"/>attack = random.randint (2,4)</text:p>
      <text:p text:style-name="Normal"><text:s text:c="8"/>fight = random.randint(1,2)</text:p>
      <text:p text:style-name="Normal"><text:s text:c="4"/>ELSE:</text:p>
      <text:p text:style-name="Normal"><text:s text:c="8"/>attack = random.randint (2,5)</text:p>
      <text:p text:style-name="Normal"><text:s text:c="8"/>fight = random.randint(1,3)</text:p>
      <text:p text:style-name="Normal"><text:s text:c="4"/>IF ("g"<text:s/>IN classes):</text:p>
      <text:p text:style-name="Normal"><text:s text:c="8"/>dodge = random.randint(2,5)</text:p>
      <text:p text:style-name="Normal"><text:s text:c="8"/>hide = random.randint(1,3)</text:p>
      <text:p text:style-name="Normal"><text:s text:c="4"/>ELSE:</text:p>
      <text:p text:style-name="Normal"><text:s text:c="8"/>dodge = random.randint(1,5)</text:p>
      <text:p text:style-name="Normal"><text:s text:c="8"/>hide = random.randint(2,3)</text:p>
      <text:p text:style-name="Normal"><text:s text:c="4"/>IF ("r"<text:s/>IN classes):</text:p>
      <text:p text:style-name="Normal"><text:s text:c="8"/>escape = random.randint(1,2)</text:p>
      <text:p text:style-name="Normal"><text:s text:c="8"/>lockpick = 1</text:p>
      <text:p text:style-name="Normal"><text:s text:c="4"/>ELSE:</text:p>
      <text:p text:style-name="Normal"><text:s text:c="8"/>escape = random.randint(1,3)</text:p>
      <text:soft-page-break/>
      <text:p text:style-name="Normal"><text:s text:c="8"/>lockpick = random.randint(1,2)</text:p>
      <text:p text:style-name="Normal"><text:s text:c="4"/>IF ("h"<text:s/>IN classes):</text:p>
      <text:p text:style-name="Normal"><text:s text:c="8"/>damage = FLOAT(1)</text:p>
      <text:p text:style-name="Normal"><text:s text:c="8"/>finisher = random.randint(hp,13)</text:p>
      <text:p text:style-name="Normal"><text:s text:c="8"/>attack = random.randint(2,6)</text:p>
      <text:p text:style-name="Normal"><text:s text:c="8"/>fight = random.randint(1,4)</text:p>
      <text:p text:style-name="Normal"><text:s text:c="8"/>dodge = random.randint(1,6)</text:p>
      <text:p text:style-name="Normal"><text:s text:c="8"/>hide = 3</text:p>
      <text:p text:style-name="Normal"><text:s text:c="8"/>escape = random.randint(1,4)</text:p>
      <text:p text:style-name="Normal"><text:s text:c="8"/>lockpick = random.randint(1,3)</text:p>
      <text:p text:style-name="Normal"><text:s text:c="4"/>IF ("b"<text:s/>IN classes<text:s/>and "g"<text:s/>IN classes<text:s/>and "t"<text:s/>IN classes<text:s/>and "m"<text:s/>IN classes<text:s/>and "r"<text:s/>IN classes<text:s/>and "f"<text:s/>IN classes<text:s/>and "c"<text:s/>IN classes):</text:p>
      <text:p text:style-name="Normal"><text:s text:c="8"/>damage = FLOAT(3)</text:p>
      <text:p text:style-name="Normal"><text:s text:c="8"/>finisher = 8</text:p>
      <text:p text:style-name="Normal"><text:s text:c="8"/>attack = 4</text:p>
      <text:p text:style-name="Normal"><text:s text:c="8"/>fight = 1</text:p>
      <text:p text:style-name="Normal"><text:s text:c="8"/>hide = 2</text:p>
      <text:p text:style-name="Normal"><text:s text:c="8"/>dodge = 4</text:p>
      <text:p text:style-name="Normal"><text:s text:c="8"/>escape = 1</text:p>
      <text:p text:style-name="Normal"><text:s text:c="8"/>lockpick = 1</text:p>
      <text:p text:style-name="Normal"><text:s text:c="8"/>onetap = 1</text:p>
      <text:p text:style-name="Normal"><text:s text:c="8"/>fakeletter = 1</text:p>
      <text:p text:style-name="Normal"><text:s text:c="8"/>talk = 1</text:p>
      <text:p text:style-name="Normal"><text:s text:c="8"/>persuade = 1</text:p>
      <text:p text:style-name="Normal"><text:s text:c="8"/>intimidate = 1</text:p>
      <text:p text:style-name="Normal"><text:s text:c="4"/>IF ("armour1"<text:s/>IN classes<text:s/>and "armour2"<text:s/>NOT IN classes):</text:p>
      <text:p text:style-name="Normal"><text:s text:c="8"/>playerhp = playerhp + 2</text:p>
      <text:p text:style-name="Normal"><text:s text:c="8"/>damage = damage + 1</text:p>
      <text:p text:style-name="Normal"><text:s text:c="8"/>classes.append("armour2")</text:p>
      <text:p text:style-name="Normal"><text:s text:c="8"/><text:s text:c="4"/>#placing the player in the first position in the game (Start point)</text:p>
      <text:p text:style-name="Normal"><text:s text:c="4"/>IF (playerpos == "2"):</text:p>
      <text:soft-page-break/>
      <text:p text:style-name="Normal"><text:s text:c="8"/>space()</text:p>
      <text:p text:style-name="Normal"><text:s text:c="8"/><text:s text:c="8"/>#creating the secret ending for when you have every class</text:p>
      <text:p text:style-name="Normal"><text:s text:c="8"/>IF ("b"<text:s/>IN classes<text:s/>and "g"<text:s/>IN classes<text:s/>and "t"<text:s/>IN classes<text:s/>and "m"<text:s/>IN classes<text:s/>and "r"<text:s/>IN classes<text:s/>and "f"<text:s/>IN classes):</text:p>
      <text:p text:style-name="Normal"><text:s text:c="12"/>#asking where they want to go</text:p>
      <text:p text:style-name="Normal"><text:s text:c="12"/>OUTPUT("You wake up on a new day after a long day of chopping trees yesterday.")</text:p>
      <text:p text:style-name="Normal"><text:s text:c="12"/>yesorno = INPUT("Today you can either go to town(type t), stay chopping trees (type c) or rush Injustice Bane's Castle (type r): ")</text:p>
      <text:p text:style-name="Normal"><text:s text:c="8"/>ELSE:</text:p>
      <text:p text:style-name="Normal"><text:s text:c="12"/>#regular start point for those without all classes and asking them what their first choice is</text:p>
      <text:p text:style-name="Normal"><text:s text:c="12"/>OUTPUT("You wake up on a new day after a long day of chopping trees yesterday.")</text:p>
      <text:p text:style-name="Normal"><text:s text:c="12"/>yesorno = INPUT("Today you can either go to town(type t) or stay chopping trees (type c): ")</text:p>
      <text:p text:style-name="Normal"><text:s text:c="8"/>#outcome of choosing "t"</text:p>
      <text:p text:style-name="Normal"><text:s text:c="8"/>IF (yesorno == "t"):</text:p>
      <text:p text:style-name="Normal"><text:s text:c="12"/>playerpos = "1"</text:p>
      <text:p text:style-name="Normal"><text:s text:c="8"/>#outcome of choosing "c"</text:p>
      <text:p text:style-name="Normal"><text:s text:c="8"/><text:s/>ELIF (yesorno == "c"):</text:p>
      <text:p text:style-name="Normal"><text:s text:c="12"/>treedeath = treedeath + 1</text:p>
      <text:p text:style-name="Normal"><text:s text:c="12"/>IF (treedeath &gt; 4):</text:p>
      <text:p text:style-name="Normal"><text:s text:c="16"/>#creating a secret death that happens if you chop trees too much</text:p>
      <text:p text:style-name="Normal"><text:s text:c="16"/>space()</text:p>
      <text:p text:style-name="Normal"><text:s text:c="16"/>OUTPUT("A tree falls on your head whilst you're chopping down trees and you die.")</text:p>
      <text:p text:style-name="Normal"><text:s text:c="16"/>playerpos = "7"</text:p>
      <text:p text:style-name="Normal"><text:s text:c="16"/>#printing the tree death cutscene</text:p>
      <text:p text:style-name="Normal"><text:s text:c="16"/>log()</text:p>
      <text:p text:style-name="Normal"><text:s text:c="8"/>#outcome of picking the secret ending "r"</text:p>
      <text:p text:style-name="Normal"><text:s text:c="8"/>ELIF ("b"<text:s/>IN classes<text:s/>and "g"<text:s/>IN classes<text:s/>and "t"<text:s/>IN classes<text:s/>and "m"<text:s/>IN classes<text:s/>and "r"<text:s/>IN classes<text:s/>and "f"<text:s/>IN classes<text:s/>and yesorno == "r"):</text:p>
      <text:p text:style-name="Normal"><text:s text:c="12"/>OUTPUT("You rush the castle doing your regular superhero activities.")</text:p>
      <text:p text:style-name="Normal"><text:s text:c="12"/>playerpos = "10"</text:p>
      <text:p text:style-name="Normal"><text:s text:c="4"/>#checking if the players position is in town</text:p>
      <text:p text:style-name="Normal"><text:s text:c="4"/>IF (playerpos == "1"):</text:p>
      <text:soft-page-break/>
      <text:p text:style-name="Normal"><text:s text:c="8"/>space()</text:p>
      <text:p text:style-name="Normal"><text:s text:c="8"/>OUTPUT("You have arrived in town and go to the bar to grab a drink.")</text:p>
      <text:p text:style-name="Normal"><text:s text:c="8"/>OUTPUT("After a good catch up with some mates in the bar you walk out and see some paladins of 'justice' in the distance coming towards you.")</text:p>
      <text:p text:style-name="Normal"><text:s text:c="8"/>#asking them what they are gonna do in town</text:p>
      <text:p text:style-name="Normal"><text:s text:c="8"/>inputspace()</text:p>
      <text:p text:style-name="Normal"><text:s text:c="8"/>yesorno = INPUT("What do you do, run and hide (type h), stay for a chat (type c), or try and fight (type f): ")</text:p>
      <text:p text:style-name="Normal"><text:s text:c="8"/>#outcome of picking "f"</text:p>
      <text:p text:style-name="Normal"><text:s text:c="8"/>IF (yesorno == "f"):</text:p>
      <text:p text:style-name="Normal"><text:s text:c="12"/>space()</text:p>
      <text:p text:style-name="Normal"><text:s text:c="12"/>OUTPUT("You pull out a sword and...")</text:p>
      <text:p text:style-name="Normal"><text:s text:c="12"/>#checking the players dice roll based on class and deciding outcome</text:p>
      <text:p text:style-name="Normal"><text:s text:c="12"/>IF (fight == 1):</text:p>
      <text:p text:style-name="Normal"><text:s text:c="16"/>OUTPUT("You kill the paladins. On your way home you spot a bounty poster with your face on it.")</text:p>
      <text:p text:style-name="Normal"><text:s text:c="16"/>OUTPUT("The poster says Wanted for the killing of multiple paladins.")</text:p>
      <text:p text:style-name="Normal"><text:s text:c="16"/>playerpos = "3"</text:p>
      <text:p text:style-name="Normal"><text:s text:c="16"/>INPUT()</text:p>
      <text:p text:style-name="Normal"><text:s text:c="12"/>ELSE:</text:p>
      <text:p text:style-name="Normal"><text:s text:c="16"/>OUTPUT("The fight seems to be going well and you knock one of the paladins out.")</text:p>
      <text:p text:style-name="Normal"><text:s text:c="16"/>OUTPUT("Whilst you're fighting the final two one of them disappears.")</text:p>
      <text:p text:style-name="Normal"><text:s text:c="16"/>OUTPUT("As you're turning around to find him he appears behind you.")</text:p>
      <text:p text:style-name="Normal"><text:s text:c="16"/>OUTPUT("He hits you on the top of your head with the hilt of his sword.")</text:p>
      <text:p text:style-name="Normal"><text:s text:c="16"/>OUTPUT("You are knocked out.")</text:p>
      <text:p text:style-name="Normal"><text:s text:c="16"/>playerpos = "4"</text:p>
      <text:p text:style-name="Normal"><text:s text:c="16"/>INPUT()</text:p>
      <text:p text:style-name="Normal"><text:s text:c="8"/>#outcome of picking "h"</text:p>
      <text:p text:style-name="Normal"><text:s text:c="8"/>ELIF (yesorno == "h"):</text:p>
      <text:p text:style-name="Normal"><text:s text:c="12"/>space()</text:p>
      <text:p text:style-name="Normal"><text:s text:c="12"/>OUTPUT("You run and hide and...")</text:p>
      <text:p text:style-name="Normal"><text:s text:c="12"/>#checking the players dice roll based on class and deciding outcome</text:p>
      <text:soft-page-break/>
      <text:p text:style-name="Normal"><text:s text:c="12"/>IF (hide == 3):</text:p>
      <text:p text:style-name="Normal"><text:s text:c="16"/>OUTPUT("Unfortunately for you, you suck at hiding.")</text:p>
      <text:p text:style-name="Normal"><text:s text:c="16"/>OUTPUT("You attempted to hide around the back of the tavern hugging the wall hoping no one would find you.")</text:p>
      <text:p text:style-name="Normal"><text:s text:c="16"/>OUTPUT("A paladin finds you instantly and before you can say a word he knocks you out.")</text:p>
      <text:p text:style-name="Normal"><text:s text:c="16"/>playerpos = "4"</text:p>
      <text:p text:style-name="Normal"><text:s text:c="16"/>INPUT()</text:p>
      <text:p text:style-name="Normal"><text:s text:c="12"/>ELSE:</text:p>
      <text:p text:style-name="Normal"><text:s text:c="16"/>OUTPUT("Your hiding skills are unmatched and no paladin is able to find you")</text:p>
      <text:p text:style-name="Normal"><text:s text:c="16"/>OUTPUT("You decided to hop inside one of the crates behind the tavern.")</text:p>
      <text:p text:style-name="Normal"><text:s text:c="16"/>OUTPUT("You hear one of the paladins roaming around your crate, but they never check it.")</text:p>
      <text:p text:style-name="Normal"><text:s text:c="16"/>OUTPUT("Once the coast is clear you hop out of the crate and head home.")</text:p>
      <text:p text:style-name="Normal"><text:s text:c="16"/>OUTPUT("On your way home you see a wanted sign with your name on it.")</text:p>
      <text:p text:style-name="Normal"><text:s text:c="16"/>OUTPUT("The sign reads: Wanted for not showing up to roll call.")</text:p>
      <text:p text:style-name="Normal"><text:s text:c="16"/>playerpos = "3"</text:p>
      <text:p text:style-name="Normal"><text:s text:c="16"/>INPUT()</text:p>
      <text:p text:style-name="Normal"><text:s text:c="8"/>#outcome of picking "c"</text:p>
      <text:p text:style-name="Normal"><text:s text:c="8"/>ELIF (yesorno == "c"):</text:p>
      <text:p text:style-name="Normal"><text:s text:c="12"/>space()</text:p>
      <text:p text:style-name="Normal"><text:s text:c="12"/>OUTPUT("You stay for a chat.")</text:p>
      <text:p text:style-name="Normal"><text:s text:c="12"/>OUTPUT("One of the paladins asks why you aren't at work right now.")</text:p>
      <text:p text:style-name="Normal"><text:s text:c="12"/>inputspace()</text:p>
      <text:p text:style-name="Normal"><text:s text:c="12"/>yesorno = INPUT("Do you say you're quitting your job to join them (type q), or Do you say you were on your way to work (type w): ")</text:p>
      <text:p text:style-name="Normal"><text:s text:c="12"/>#outcome of picking "q"</text:p>
      <text:p text:style-name="Normal"><text:s text:c="12"/>IF (yesorno == "q"):</text:p>
      <text:p text:style-name="Normal"><text:s text:c="16"/>OUTPUT("You tell them you want to enlist for the paladins of justice.")</text:p>
      <text:p text:style-name="Normal"><text:s text:c="16"/>IF (talk == 1):</text:p>
      <text:p text:style-name="Normal"><text:s text:c="20"/>OUTPUT("They seem happy with your answer and tell you that you have to go to the castle to enlist.")</text:p>
      <text:p text:style-name="Normal"><text:s text:c="20"/>OUTPUT("You begin walking towards the castle.")</text:p>
      <text:soft-page-break/>
      <text:p text:style-name="Normal"><text:s text:c="20"/>playerpos = "11"</text:p>
      <text:p text:style-name="Normal"><text:s text:c="20"/>INPUT()</text:p>
      <text:p text:style-name="Normal"><text:s text:c="19"/></text:p>
      <text:p text:style-name="Normal"><text:s text:c="16"/>ELSE:</text:p>
      <text:p text:style-name="Normal"><text:s text:c="20"/>OUTPUT("They claim your lying and say the punishment for that is jail before knocking you out")</text:p>
      <text:p text:style-name="Normal"><text:s text:c="20"/>playerpos = "4"</text:p>
      <text:p text:style-name="Normal"><text:s text:c="20"/>INPUT()</text:p>
      <text:p text:style-name="Normal"><text:s text:c="12"/>#outcome of picking "w"</text:p>
      <text:p text:style-name="Normal"><text:s text:c="12"/>IF (yesorno == "w"):</text:p>
      <text:p text:style-name="Normal"><text:s text:c="16"/>OUTPUT("You tell them you're on your way to work.")</text:p>
      <text:p text:style-name="Normal"><text:s text:c="16"/>IF (talk == 1):</text:p>
      <text:p text:style-name="Normal"><text:s text:c="20"/>OUTPUT("They seem confused by your answer but say it's alright and let you go on your way back home.")</text:p>
      <text:p text:style-name="Normal"><text:s text:c="20"/>IF (treedeath &lt; 3):</text:p>
      <text:p text:style-name="Normal"><text:s text:c="24"/>OUTPUT("When you get home you find a letter at your door saying you didn't meet the Injustices Bane Quota of wood chopped.")</text:p>
      <text:p text:style-name="Normal"><text:s text:c="24"/>playerpos = "3"</text:p>
      <text:p text:style-name="Normal"><text:s text:c="24"/>INPUT()</text:p>
      <text:p text:style-name="Normal"><text:s text:c="20"/>ELSE:</text:p>
      <text:p text:style-name="Normal"><text:s text:c="24"/>OUTPUT("When you get home you find a letter at your door saying the Injustices Bane wishes to reward you for your amazing tree chopping efforts")</text:p>
      <text:p text:style-name="Normal"><text:s text:c="24"/>OUTPUT("You have been invited to the Injustice Bane Castle to apply for the paladin job")</text:p>
      <text:p text:style-name="Normal"><text:s text:c="24"/>playerpos = "11"</text:p>
      <text:p text:style-name="Normal"><text:s text:c="24"/>INPUT()</text:p>
      <text:p text:style-name="Normal"><text:s text:c="16"/>ELSE:</text:p>
      <text:p text:style-name="Normal"><text:s text:c="20"/>OUTPUT("They claim you're lying and say the punishment for lying is solitary confinement before knocking you out.")</text:p>
      <text:p text:style-name="Normal"><text:s text:c="20"/>playerpos = "4"</text:p>
      <text:p text:style-name="Normal"><text:s text:c="20"/>INPUT()</text:p>
      <text:p text:style-name="Normal"><text:s text:c="4"/>#checking if the player is at home after disobeying the Injustices Bane</text:p>
      <text:p text:style-name="Normal"><text:s text:c="4"/>IF (playerpos == "3"):</text:p>
      <text:soft-page-break/>
      <text:p text:style-name="Normal"><text:s text:c="8"/>space()</text:p>
      <text:p text:style-name="Normal"><text:s text:c="8"/>OUTPUT("You wake up the next morning and whilst you're eating breakfast you hear a knock at your door.")</text:p>
      <text:p text:style-name="Normal"><text:s text:c="8"/>OUTPUT("You open the door to find the Injustices Bane standing face to face with you.")</text:p>
      <text:p text:style-name="Normal"><text:s text:c="8"/>OUTPUT("He claims you've done him wrong and that now you must duel")</text:p>
      <text:p text:style-name="Normal"><text:s text:c="8"/>#asking the player if they accept or decline his duel</text:p>
      <text:p text:style-name="Normal"><text:s text:c="8"/>inputspace()</text:p>
      <text:p text:style-name="Normal"><text:s text:c="8"/>yesorno = INPUT("Do you accept the duel (type a) or do you decline (type d): ")</text:p>
      <text:p text:style-name="Normal"><text:s text:c="8"/>#outcome of accepting</text:p>
      <text:p text:style-name="Normal"><text:s text:c="8"/>IF (yesorno == "a"):</text:p>
      <text:p text:style-name="Normal"><text:s text:c="12"/>OUTPUT("")</text:p>
      <text:p text:style-name="Normal"><text:s text:c="12"/>OUTPUT("You accept the duel and you both take out your swords.")</text:p>
      <text:p text:style-name="Normal"><text:s text:c="12"/>INPUT()</text:p>
      <text:p text:style-name="Normal"><text:s text:c="12"/>playerpos = "5"</text:p>
      <text:p text:style-name="Normal"><text:s text:c="8"/>#outcome of declining</text:p>
      <text:p text:style-name="Normal"><text:s text:c="8"/>ELIF (yesorno == "d"):</text:p>
      <text:p text:style-name="Normal"><text:s text:c="12"/>OUTPUT("")</text:p>
      <text:p text:style-name="Normal"><text:s text:c="12"/>OUTPUT("You decline his duel and in a fit of rage he knocks you out.")</text:p>
      <text:p text:style-name="Normal"><text:s text:c="12"/>playerpos = "4"</text:p>
      <text:p text:style-name="Normal"><text:s text:c="12"/>INPUT()</text:p>
      <text:p text:style-name="Normal"><text:s text:c="4"/>#checkiing if the player is in The Injustice Bane's dungeon</text:p>
      <text:p text:style-name="Normal"><text:s text:c="4"/>IF (playerpos == "4"):</text:p>
      <text:p text:style-name="Normal"><text:s text:c="8"/>space()</text:p>
      <text:p text:style-name="Normal"><text:s text:c="8"/>OUTPUT("You wake up in a dungeon that is dimly lit with many others in seperate cells as well.")</text:p>
      <text:p text:style-name="Normal"><text:s text:c="8"/>OUTPUT("You look at the guard and he seems unfocused, like he is hating his job right now.")</text:p>
      <text:p text:style-name="Normal"><text:s text:c="8"/>OUTPUT("You consider this for a bit and come to the conclusion that there is a chance at escape.")</text:p>
      <text:p text:style-name="Normal"><text:s text:c="8"/>#asking them what they wanna do in the dungeon</text:p>
      <text:p text:style-name="Normal"><text:s text:c="8"/>inputspace()</text:p>
      <text:p text:style-name="Normal"><text:s text:c="8"/>yesorno = INPUT("Do you try and distract the guard and escape (type e), do you try and talk the guard into mutiny (type m) or do you wait in your cell (type w): ")</text:p>
      <text:soft-page-break/>
      <text:p text:style-name="Normal"><text:s text:c="8"/>#outcome of trying to escape</text:p>
      <text:p text:style-name="Normal"><text:s text:c="8"/>IF (yesorno == "e"):</text:p>
      <text:p text:style-name="Normal"><text:s text:c="12"/>space()</text:p>
      <text:p text:style-name="Normal"><text:s text:c="12"/>OUTPUT("You throw a rock to try and distract the guard and...")</text:p>
      <text:p text:style-name="Normal"><text:s text:c="12"/>#outcome of dice roll based on class</text:p>
      <text:p text:style-name="Normal"><text:s text:c="12"/>IF (escape == 1):</text:p>
      <text:p text:style-name="Normal"><text:s text:c="16"/>OUTPUT("The distraction works!!!")</text:p>
      <text:p text:style-name="Normal"><text:s text:c="16"/>OUTPUT("The guard walks towards your cell and bends over to pick up the rock.")</text:p>
      <text:p text:style-name="Normal"><text:s text:c="16"/>OUTPUT("As he is picking up the rock you reach through the iron bars and knock him out.")</text:p>
      <text:p text:style-name="Normal"><text:s text:c="16"/>OUTPUT("You grab the keys off his unconscious body and escape your cell.")</text:p>
      <text:p text:style-name="Normal"><text:s text:c="16"/>OUTPUT("You start leaving when the other inmates start pleading that you save them.")</text:p>
      <text:p text:style-name="Normal"><text:s text:c="16"/>#asking the player if they want to save the others or themself</text:p>
      <text:p text:style-name="Normal"><text:s text:c="16"/>inputspace()</text:p>
      <text:p text:style-name="Normal"><text:s text:c="16"/>yesorno = INPUT("Do you try and save the other inmates (type i), or do you go and save yourself (type y): ")</text:p>
      <text:p text:style-name="Normal"><text:s text:c="16"/>#outcome of trying to save the inmates</text:p>
      <text:p text:style-name="Normal"><text:s text:c="16"/>IF (yesorno == "i"):</text:p>
      <text:p text:style-name="Normal"><text:s text:c="20"/>space()</text:p>
      <text:p text:style-name="Normal"><text:s text:c="20"/>OUTPUT("You go to save the inmates however the keys aren't working.")</text:p>
      <text:p text:style-name="Normal"><text:s text:c="20"/>#asking them if they want to continue trying to save the inmates or save themself</text:p>
      <text:p text:style-name="Normal"><text:s text:c="20"/>inputspace()</text:p>
      <text:p text:style-name="Normal"><text:s text:c="20"/>yesorno = INPUT("Do you try and lockpick their cells open (type p), or do you try and save yourself (type y): ")</text:p>
      <text:p text:style-name="Normal"><text:s text:c="20"/>#outcome of trying to further save the inmates</text:p>
      <text:p text:style-name="Normal"><text:s text:c="20"/>IF (yesorno == "p"):</text:p>
      <text:p text:style-name="Normal"><text:s text:c="24"/>space()</text:p>
      <text:p text:style-name="Normal"><text:s text:c="24"/>OUTPUT("You begin lockpicking their cells open and...")</text:p>
      <text:p text:style-name="Normal"><text:s text:c="24"/>#random dice roll based on class to decide outcome</text:p>
      <text:p text:style-name="Normal"><text:s text:c="24"/>IF (lockpick == 1):</text:p>
      <text:p text:style-name="Normal"><text:s text:c="28"/>OUTPUT("You manage to open everyones cells.")</text:p>
      <text:soft-page-break/>
      <text:p text:style-name="Normal"><text:s text:c="28"/>OUTPUT("You all run up the stairs out of the dungeon and escape through a side door in the castle.")</text:p>
      <text:p text:style-name="Normal"><text:s text:c="28"/>OUTPUT("You're now the peoples hero of the Abyssmal City and everyone loves you.")</text:p>
      <text:p text:style-name="Normal"><text:s text:c="28"/>OUTPUT("You won the saviour way.")</text:p>
      <text:p text:style-name="Normal"><text:s text:c="28"/>playerpos = "6"</text:p>
      <text:p text:style-name="Normal"><text:s text:c="28"/>#printing the saviour win cutscene</text:p>
      <text:p text:style-name="Normal"><text:s text:c="28"/>save()</text:p>
      <text:p text:style-name="Normal"><text:s text:c="24"/>ELSE:</text:p>
      <text:p text:style-name="Normal"><text:s text:c="28"/>OUTPUT("After you open the first inmates cell a guards spots you.")</text:p>
      <text:p text:style-name="Normal"><text:s text:c="28"/>OUTPUT("He charges at you before chopping your head off.")</text:p>
      <text:p text:style-name="Normal"><text:s text:c="28"/>OUTPUT("You Died.")</text:p>
      <text:p text:style-name="Normal"><text:s text:c="28"/>playerpos = "7"</text:p>
      <text:p text:style-name="Normal"><text:s text:c="28"/>#printing the guard death cutscene</text:p>
      <text:p text:style-name="Normal"><text:s text:c="28"/>guard()</text:p>
      <text:p text:style-name="Normal"><text:s text:c="20"/>#outcome of saving yourself</text:p>
      <text:p text:style-name="Normal"><text:s text:c="20"/>ELIF (yesorno == "y"):</text:p>
      <text:p text:style-name="Normal"><text:s text:c="24"/>space()</text:p>
      <text:p text:style-name="Normal"><text:s text:c="24"/>OUTPUT("You start running for your life and...")</text:p>
      <text:p text:style-name="Normal"><text:s text:c="24"/>#random dice roll based on class to decide outcome</text:p>
      <text:p text:style-name="Normal"><text:s text:c="24"/>IF (selfish == 1):</text:p>
      <text:p text:style-name="Normal"><text:s text:c="28"/>OUTPUT("As your running you're shot in the back by many arrows.")</text:p>
      <text:p text:style-name="Normal"><text:s text:c="28"/>OUTPUT("You died.")</text:p>
      <text:p text:style-name="Normal"><text:s text:c="28"/>playerpos = "7"</text:p>
      <text:p text:style-name="Normal"><text:s text:c="28"/>#printing the arrow death cutscene</text:p>
      <text:p text:style-name="Normal"><text:s text:c="28"/>arrow()</text:p>
      <text:p text:style-name="Normal"><text:s text:c="24"/>ELSE:</text:p>
      <text:p text:style-name="Normal"><text:s text:c="28"/>OUTPUT("You run all the way back to your lodge leaving the other inmates behind to die before you go into hiding.")</text:p>
      <text:p text:style-name="Normal"><text:s text:c="28"/>OUTPUT("You won the selfish way.")</text:p>
      <text:p text:style-name="Normal"><text:s text:c="28"/>achievements.append("hide1")</text:p>
      <text:p text:style-name="Normal"><text:s text:c="28"/>playerpos = "6"</text:p>
      <text:soft-page-break/>
      <text:p text:style-name="Normal"><text:s text:c="28"/>#printing the hiding win cutscene</text:p>
      <text:p text:style-name="Normal"><text:s text:c="28"/>hiding()</text:p>
      <text:p text:style-name="Normal"><text:s text:c="16"/>#outcome of deciding to save yourself</text:p>
      <text:p text:style-name="Normal"><text:s text:c="16"/>ELIF (yesorno == "y"):</text:p>
      <text:p text:style-name="Normal"><text:s text:c="20"/>space()</text:p>
      <text:p text:style-name="Normal"><text:s text:c="20"/>OUTPUT("You start running for your life and...")</text:p>
      <text:p text:style-name="Normal"><text:s text:c="20"/>#random dice roll based on class to decide outcome</text:p>
      <text:p text:style-name="Normal"><text:s text:c="20"/>IF (selfish == 1):</text:p>
      <text:p text:style-name="Normal"><text:s text:c="24"/>OUTPUT("As your running you're shot in the back by many arrows.")</text:p>
      <text:p text:style-name="Normal"><text:s text:c="24"/>OUTPUT("You died.")</text:p>
      <text:p text:style-name="Normal"><text:s text:c="24"/>playerpos = "7"</text:p>
      <text:p text:style-name="Normal"><text:s text:c="24"/>#printing the arrow death cutscene</text:p>
      <text:p text:style-name="Normal"><text:s text:c="24"/>arrow()</text:p>
      <text:p text:style-name="Normal"><text:s text:c="20"/>ELSE:</text:p>
      <text:p text:style-name="Normal"><text:s text:c="24"/>OUTPUT("You run all the way back to your lodge pack your things and leave to another 'safer' city.")</text:p>
      <text:p text:style-name="Normal"><text:s text:c="24"/>OUTPUT("You won the immigration way.")</text:p>
      <text:p text:style-name="Normal"><text:s text:c="24"/>achievements.append("immigrate1")</text:p>
      <text:p text:style-name="Normal"><text:s text:c="24"/>playerpos = "6"</text:p>
      <text:p text:style-name="Normal"><text:s text:c="24"/>#printing the leaving win cutscene</text:p>
      <text:p text:style-name="Normal"><text:s text:c="24"/>leaving()</text:p>
      <text:p text:style-name="Normal"><text:s text:c="12"/>ELSE:</text:p>
      <text:p text:style-name="Normal"><text:s text:c="16"/>OUTPUT("Clearly you don't know how to distract someone as that distraction was terrible.")</text:p>
      <text:p text:style-name="Normal"><text:s text:c="16"/>OUTPUT("The guard doesn't flinch.")</text:p>
      <text:p text:style-name="Normal"><text:s text:c="16"/>OUTPUT("After a few minutes some guards come to escort you to the throne room.")</text:p>
      <text:p text:style-name="Normal"><text:s text:c="16"/>OUTPUT("They drag you up the stairs towards the throne room.")</text:p>
      <text:p text:style-name="Normal"><text:s text:c="16"/>playerpos = "9"</text:p>
      <text:p text:style-name="Normal"><text:s text:c="16"/>INPUT()</text:p>
      <text:p text:style-name="Normal"><text:s text:c="8"/>#outcome of choosing to wait</text:p>
      <text:p text:style-name="Normal"><text:s text:c="8"/>ELIF (yesorno == "w"):</text:p>
      <text:p text:style-name="Normal"><text:s text:c="12"/>space()</text:p>
      <text:soft-page-break/>
      <text:p text:style-name="Normal"><text:s text:c="12"/>OUTPUT("You wait for roughly 20 minutes keeping to yourself and meditating.")</text:p>
      <text:p text:style-name="Normal"><text:s text:c="12"/>OUTPUT("A group of guards come to escort you to the throne room.")</text:p>
      <text:p text:style-name="Normal"><text:s text:c="12"/>OUTPUT("They grab you vigorously and drag you up the stairs towards the throne room.")</text:p>
      <text:p text:style-name="Normal"><text:s text:c="12"/>playerpos = "9"</text:p>
      <text:p text:style-name="Normal"><text:s text:c="12"/>INPUT()</text:p>
      <text:p text:style-name="Normal"><text:s text:c="8"/>ELIF (yesorno == "m"):</text:p>
      <text:p text:style-name="Normal"><text:s text:c="12"/>OUTPUT("You whisper to the guard and try and persuade him to let you out.")</text:p>
      <text:p text:style-name="Normal"><text:s text:c="12"/>IF (fakeletter == 1):</text:p>
      <text:p text:style-name="Normal"><text:s text:c="16"/>OUTPUT("After gaslighting him into thinking that the Injustices Bane is a terrible person he lets you out")</text:p>
      <text:p text:style-name="Normal"><text:s text:c="16"/>OUTPUT("He gives you a broadsword and armour set to look like a guard as well before you head up to throne room")</text:p>
      <text:p text:style-name="Normal"><text:s text:c="16"/>OUTPUT("As you're going up the stairs to the throne room a prisoner asks you if you'll come back for them.")</text:p>
      <text:p text:style-name="Normal"><text:s text:c="16"/>OUTPUT("You ask the guard if we can let them all out before you go up stairs and he nods.")</text:p>
      <text:p text:style-name="Normal"><text:s text:c="16"/>OUTPUT("He hands you the keys and you open everyones cells, they all instantly run to the other end of the dungeon.")</text:p>
      <text:p text:style-name="Normal"><text:s text:c="16"/>OUTPUT("They open a hatch at the other end and begin climbing through it one by one.")</text:p>
      <text:p text:style-name="Normal"><text:s text:c="16"/>OUTPUT("As the final one is leaving he thanks you for saving him and then hops out closing the hatch behind himself.")</text:p>
      <text:p text:style-name="Normal"><text:s text:c="16"/>OUTPUT("You take a moment for sentiment before following the the guard towards the throne room.")</text:p>
      <text:p text:style-name="Normal"><text:s text:c="16"/>INPUT()</text:p>
      <text:p text:style-name="Normal"><text:s text:c="16"/>space()</text:p>
      <text:p text:style-name="Normal"><text:s text:c="16"/>OUTPUT("In the throne room you find the Injustices Bane sat down and watching a Jester perform for him")</text:p>
      <text:p text:style-name="Normal"><text:s text:c="16"/>OUTPUT("The guard who helped you tells the Injustices Bane that he has recieved a letter for him")</text:p>
      <text:p text:style-name="Normal"><text:s text:c="16"/>OUTPUT("The Injustices Bane asks for the letter and as he is handing him the letter")</text:p>
      <text:p text:style-name="Normal"><text:s text:c="16"/>OUTPUT("He whispers something in the Injustices Bane before pulling out a sword and stabbing the Injustices Bane straight in the heart")</text:p>
      <text:p text:style-name="Normal"><text:s text:c="16"/>INPUT()</text:p>
      <text:p text:style-name="Normal"><text:s text:c="16"/>OUTPUT("You won the fake letter way")</text:p>
      <text:soft-page-break/>
      <text:p text:style-name="Normal"><text:s text:c="16"/>achievements.append("fakeletter1")</text:p>
      <text:p text:style-name="Normal"><text:s text:c="16"/>backstabbing()</text:p>
      <text:p text:style-name="Normal"><text:s text:c="16"/>playerpos = "6"</text:p>
      <text:p text:style-name="Normal"><text:s text:c="12"/>ELSE:</text:p>
      <text:p text:style-name="Normal"><text:s text:c="16"/>OUTPUT("The guard tells you that mutiny is completely against the law and the punishment is death.")</text:p>
      <text:p text:style-name="Normal"><text:s text:c="16"/>OUTPUT("He chops your head off and you die.")</text:p>
      <text:p text:style-name="Normal"><text:s text:c="16"/>failedmutiny()</text:p>
      <text:p text:style-name="Normal"><text:s text:c="16"/>playerpos = "7"</text:p>
      <text:p text:style-name="Normal"><text:s text:c="4"/>#checking if the player accepted the duel and is in the duel area</text:p>
      <text:p text:style-name="Normal"><text:s text:c="4"/>IF (playerpos == "5"):</text:p>
      <text:p text:style-name="Normal"><text:s text:c="8"/>space()</text:p>
      <text:p text:style-name="Normal"><text:s text:c="8"/>OUTPUT("After going through the formal procedures before the start of a fight he starts laughing at you.")</text:p>
      <text:p text:style-name="Normal"><text:s text:c="8"/>OUTPUT("Spontaneously in the middle of his laugh he quickly takes a stab at you.")</text:p>
      <text:p text:style-name="Normal"><text:s text:c="8"/>OUTPUT("How do you react?")</text:p>
      <text:p text:style-name="Normal"><text:s text:c="8"/>#asking the player for their first move in the duel</text:p>
      <text:p text:style-name="Normal"><text:s text:c="8"/>inputspace()</text:p>
      <text:p text:style-name="Normal"><text:s text:c="8"/>yesorno = INPUT("Do you try and stab him before he stabs you (type s), do you try and dodge his attack (type r) or do you go for a finishing blow (type b): ")</text:p>
      <text:p text:style-name="Normal"><text:s text:c="8"/>#outcome of deciding to try and stab him</text:p>
      <text:p text:style-name="Normal"><text:s text:c="8"/>IF (yesorno == "s"):</text:p>
      <text:p text:style-name="Normal"><text:s text:c="12"/>space()</text:p>
      <text:p text:style-name="Normal"><text:s text:c="12"/>OUTPUT("You go for a stab at him before he can stab you and...")</text:p>
      <text:p text:style-name="Normal"><text:s text:c="12"/>#random dice roll based on class to decide outcome</text:p>
      <text:p text:style-name="Normal"><text:s text:c="12"/>IF (attack == 4):</text:p>
      <text:p text:style-name="Normal"><text:s text:c="16"/>OUTPUT("You manage to land a hit!")</text:p>
      <text:p text:style-name="Normal"><text:s text:c="16"/>hp = hp + damage</text:p>
      <text:p text:style-name="Normal"><text:s text:c="16"/>playerpos = "8"</text:p>
      <text:p text:style-name="Normal"><text:s text:c="16"/>playerhealth = str(playerhp)</text:p>
      <text:p text:style-name="Normal"><text:s text:c="16"/>OUTPUT("Your current hp is: " + playerhealth)</text:p>
      <text:p text:style-name="Normal"><text:s text:c="12"/>ELIF (attack == 3):</text:p>
      <text:soft-page-break/>
      <text:p text:style-name="Normal"><text:s text:c="16"/>OUTPUT("You trade blows with each other!")</text:p>
      <text:p text:style-name="Normal"><text:s text:c="16"/>playerhp = playerhp - 1</text:p>
      <text:p text:style-name="Normal"><text:s text:c="16"/>playerhealth = str(playerhp)</text:p>
      <text:p text:style-name="Normal"><text:s text:c="16"/>OUTPUT("Your current hp is: " + playerhealth)</text:p>
      <text:p text:style-name="Normal"><text:s text:c="16"/>playerpos = "8"</text:p>
      <text:p text:style-name="Normal"><text:s text:c="16"/>hp = hp + damage</text:p>
      <text:p text:style-name="Normal"><text:s text:c="12"/>ELSE:</text:p>
      <text:p text:style-name="Normal"><text:s text:c="16"/>OUTPUT("You miss and he manages to stab you!")</text:p>
      <text:p text:style-name="Normal"><text:s text:c="16"/>playerhp = playerhp - 1</text:p>
      <text:p text:style-name="Normal"><text:s text:c="16"/>playerhealth = str(playerhp)</text:p>
      <text:p text:style-name="Normal"><text:s text:c="16"/>OUTPUT("Your current hp is: " + playerhealth)</text:p>
      <text:p text:style-name="Normal"><text:s text:c="16"/>playerpos = "8"</text:p>
      <text:p text:style-name="Normal"><text:s text:c="8"/>#outcome of deciding to try and dodge roll</text:p>
      <text:p text:style-name="Normal"><text:s text:c="8"/>ELIF (yesorno == "r"):</text:p>
      <text:p text:style-name="Normal"><text:s text:c="12"/>space()</text:p>
      <text:p text:style-name="Normal"><text:s text:c="12"/>OUTPUT("You try and roll out the way of his attack and...")</text:p>
      <text:p text:style-name="Normal"><text:s text:c="12"/>#random dice roll based on class to decide outcome</text:p>
      <text:p text:style-name="Normal"><text:s text:c="12"/>IF (dodge == 4):</text:p>
      <text:p text:style-name="Normal"><text:s text:c="16"/>OUTPUT("You roll out the way and somehow hit him in the process!")</text:p>
      <text:p text:style-name="Normal"><text:s text:c="16"/>playerhealth = str(playerhp)</text:p>
      <text:p text:style-name="Normal"><text:s text:c="16"/>OUTPUT("Your current hp is: " + playerhealth)</text:p>
      <text:p text:style-name="Normal"><text:s text:c="16"/>hp = hp + damage</text:p>
      <text:p text:style-name="Normal"><text:s text:c="16"/>playerpos = "8"</text:p>
      <text:p text:style-name="Normal"><text:s text:c="12"/>ELIF (dodge == 3):</text:p>
      <text:p text:style-name="Normal"><text:s text:c="16"/>OUTPUT("You manage to dodge but you completely miss the attack!")</text:p>
      <text:p text:style-name="Normal"><text:s text:c="16"/>playerhealth = str(playerhp)</text:p>
      <text:p text:style-name="Normal"><text:s text:c="16"/>OUTPUT("Your current hp is: " + playerhealth)</text:p>
      <text:p text:style-name="Normal"><text:s text:c="16"/>playerpos = "8"</text:p>
      <text:p text:style-name="Normal"><text:s text:c="12"/>ELSE:</text:p>
      <text:p text:style-name="Normal"><text:s text:c="16"/>OUTPUT("You completely miss the dodge and he hits you!")</text:p>
      <text:p text:style-name="Normal"><text:s text:c="16"/>playerhp = playerhp - 1</text:p>
      <text:soft-page-break/>
      <text:p text:style-name="Normal"><text:s text:c="16"/>playerhealth = str(playerhp)</text:p>
      <text:p text:style-name="Normal"><text:s text:c="16"/>OUTPUT("Your current hp is: " + playerhealth)</text:p>
      <text:p text:style-name="Normal"><text:s text:c="16"/>playerpos = "8"</text:p>
      <text:p text:style-name="Normal"><text:s text:c="8"/>#outcome of deciding to try and kill him straight away</text:p>
      <text:p text:style-name="Normal"><text:s text:c="8"/>ELIF (yesorno == "b"):</text:p>
      <text:p text:style-name="Normal"><text:s text:c="12"/>space()</text:p>
      <text:p text:style-name="Normal"><text:s text:c="12"/>OUTPUT("You attempt to go for a finishing blow and...")</text:p>
      <text:p text:style-name="Normal"><text:s text:c="12"/>#random dice roll based off class to decide outcome</text:p>
      <text:p text:style-name="Normal"><text:s text:c="12"/>IF (onetap == 2):</text:p>
      <text:p text:style-name="Normal"><text:s text:c="16"/>OUTPUT("You kill him easily and have now freed the lands from injustice's banes wrath!")</text:p>
      <text:p text:style-name="Normal"><text:s text:c="16"/>OUTPUT("You won the 'one shots all i need' way.")</text:p>
      <text:p text:style-name="Normal"><text:s text:c="16"/>playerpos = "6"</text:p>
      <text:p text:style-name="Normal"><text:s text:c="16"/>oneshot()</text:p>
      <text:p text:style-name="Normal"><text:s text:c="12"/>ELSE:</text:p>
      <text:p text:style-name="Normal"><text:s text:c="16"/>OUTPUT("You completely miss your attack and take a hit!")</text:p>
      <text:p text:style-name="Normal"><text:s text:c="16"/>playerhp = playerhp - 1</text:p>
      <text:p text:style-name="Normal"><text:s text:c="16"/>playerhealth = str(playerhp)</text:p>
      <text:p text:style-name="Normal"><text:s text:c="16"/>OUTPUT("Your current hp is: " + playerhealth)</text:p>
      <text:p text:style-name="Normal"><text:s text:c="16"/>playerpos = "8"</text:p>
      <text:p text:style-name="Normal"><text:s text:c="4"/>#checking if the player has beat the game and is now in the win area</text:p>
      <text:p text:style-name="Normal"><text:s text:c="4"/>IF (playerpos == "6"):</text:p>
      <text:p text:style-name="Normal"><text:s text:c="8"/>inputspace()</text:p>
      <text:p text:style-name="Normal"><text:s text:c="8"/>INPUT("Welcome to the hall of winners =&gt;")</text:p>
      <text:p text:style-name="Normal"><text:s text:c="8"/>space()</text:p>
      <text:p text:style-name="Normal"><text:s text:c="8"/>OUTPUT("Congratulations on completing Paladins of Justice!!!")</text:p>
      <text:p text:style-name="Normal"><text:s text:c="8"/>OUTPUT("Here is your medal:")</text:p>
      <text:p text:style-name="Normal"><text:s text:c="8"/>#draw the medal here for beating the game</text:p>
      <text:p text:style-name="Normal"><text:s text:c="8"/>achievements.append("first1")</text:p>
      <text:p text:style-name="Normal"><text:s text:c="8"/>#asking if the player wants to play again or not</text:p>
      <text:p text:style-name="Normal"><text:s text:c="8"/>again = INPUT("Would you like to play again? (type y for yes and n for no): ")</text:p>
      <text:soft-page-break/>
      <text:p text:style-name="Normal"><text:s text:c="8"/>#outcome of deciding to play again</text:p>
      <text:p text:style-name="Normal"><text:s text:c="8"/>IF (again == "y"):</text:p>
      <text:p text:style-name="Normal"><text:s text:c="12"/>OUTPUT("Good luck in your next adventure then!!!")</text:p>
      <text:p text:style-name="Normal"><text:s text:c="12"/>space()</text:p>
      <text:p text:style-name="Normal"><text:s text:c="12"/>space()</text:p>
      <text:p text:style-name="Normal"><text:s text:c="12"/>space()</text:p>
      <text:p text:style-name="Normal"><text:s text:c="12"/>playerpos = "0"</text:p>
      <text:p text:style-name="Normal"><text:s text:c="12"/>#outcome of deciding to stop playing</text:p>
      <text:p text:style-name="Normal"><text:s text:c="8"/>ELIF (again == "n"):</text:p>
      <text:p text:style-name="Normal"><text:s text:c="12"/>OUTPUT("Bye Bye")</text:p>
      <text:p text:style-name="Normal"><text:s text:c="12"/>sys.exit()</text:p>
      <text:p text:style-name="Normal"><text:s text:c="4"/>#checking if the player has died and is in the death area</text:p>
      <text:p text:style-name="Normal"><text:s text:c="4"/>IF (playerpos == "7"):</text:p>
      <text:p text:style-name="Normal"><text:s text:c="8"/>inputspace()</text:p>
      <text:p text:style-name="Normal"><text:s text:c="8"/>INPUT("Welcome to valley of death =&gt; ")</text:p>
      <text:p text:style-name="Normal"><text:s text:c="8"/>INPUT()</text:p>
      <text:p text:style-name="Normal"><text:s text:c="8"/>space()</text:p>
      <text:p text:style-name="Normal"><text:s text:c="8"/>OUTPUT("A tall, bodyless figure stands before wearing a dark robe that covers his face.")</text:p>
      <text:p text:style-name="Normal"><text:s text:c="8"/>OUTPUT("Suddenly a voice comes from inside the robe, Ah Great another dead fellow it says sounding annoyed by you.")</text:p>
      <text:p text:style-name="Normal"><text:s text:c="8"/>OUTPUT("Guess I gotta ask the same stupid question again it groans begrudgingly.")</text:p>
      <text:p text:style-name="Normal"><text:s text:c="8"/>inputspace()</text:p>
      <text:p text:style-name="Normal"><text:s text:c="8"/>#asking if the player wants to try again or quit the game</text:p>
      <text:p text:style-name="Normal"><text:s text:c="8"/>again = INPUT("Would you like to be reincarnated? (type y for yes and n for no): ")</text:p>
      <text:p text:style-name="Normal"><text:s text:c="8"/>#outcome of wanting to try again</text:p>
      <text:p text:style-name="Normal"><text:s text:c="8"/>IF (again == "y"):</text:p>
      <text:p text:style-name="Normal"><text:s text:c="12"/>OUTPUT("Alrighty 1 serve of reincarnation coming right up.")</text:p>
      <text:p text:style-name="Normal"><text:s text:c="12"/>INPUT()</text:p>
      <text:p text:style-name="Normal"><text:s text:c="12"/>space()</text:p>
      <text:p text:style-name="Normal"><text:s text:c="12"/>space()</text:p>
      <text:p text:style-name="Normal"><text:s text:c="12"/>space()</text:p>
      <text:soft-page-break/>
      <text:p text:style-name="Normal"><text:s text:c="12"/>space()</text:p>
      <text:p text:style-name="Normal"><text:s text:c="12"/>playerpos = "0"</text:p>
      <text:p text:style-name="Normal"><text:s text:c="12"/>playerhp = FLOAT(5)</text:p>
      <text:p text:style-name="Normal"><text:s text:c="12"/>classes.clear()</text:p>
      <text:p text:style-name="Normal"><text:s text:c="12"/>classes.append("player")</text:p>
      <text:p text:style-name="Normal"><text:s text:c="8"/>#outcome of quiting the game</text:p>
      <text:p text:style-name="Normal"><text:s text:c="8"/>ELIF (again == "n"):</text:p>
      <text:p text:style-name="Normal"><text:s text:c="12"/>OUTPUT("I think you might be the only person I've met that would like to stay here.")</text:p>
      <text:p text:style-name="Normal"><text:s text:c="12"/>OUTPUT("Well I'm sending you elsewhere, Bye Bye!!!")</text:p>
      <text:p text:style-name="Normal"><text:s text:c="12"/>sys.exit()</text:p>
      <text:p text:style-name="Normal"><text:s text:c="4"/>#checking if the player is in the fight scene area</text:p>
      <text:p text:style-name="Normal"><text:s text:c="4"/>IF (playerpos == "8"):</text:p>
      <text:p text:style-name="Normal"><text:s text:c="8"/>space()</text:p>
      <text:p text:style-name="Normal"><text:s text:c="8"/>OUTPUT("He starts charging you, how do you proceed?")</text:p>
      <text:p text:style-name="Normal"><text:s text:c="8"/>inputspace()</text:p>
      <text:p text:style-name="Normal"><text:s text:c="8"/>#asking the player how they want to respond in the fight</text:p>
      <text:p text:style-name="Normal"><text:s text:c="8"/>yesorno = INPUT("Do you try and stab him before he stabs you (type s), do you try and dodge his attack (type r), or do you go for a finishing blow (type b): ")</text:p>
      <text:p text:style-name="Normal"><text:s text:c="8"/>#outcome of trying and stab him</text:p>
      <text:p text:style-name="Normal"><text:s text:c="8"/>IF (yesorno == "s"):</text:p>
      <text:p text:style-name="Normal"><text:s text:c="12"/>space()</text:p>
      <text:p text:style-name="Normal"><text:s text:c="12"/>OUTPUT("You go for a stab at him before he can stab you and...")</text:p>
      <text:p text:style-name="Normal"><text:s text:c="12"/>#random dice roll based on class for deciding outcome</text:p>
      <text:p text:style-name="Normal"><text:s text:c="12"/>IF (attack == 4):</text:p>
      <text:p text:style-name="Normal"><text:s text:c="16"/>OUTPUT("You manage to land a hit!")</text:p>
      <text:p text:style-name="Normal"><text:s text:c="16"/>hp = hp + damage</text:p>
      <text:p text:style-name="Normal"><text:s text:c="16"/>playerpos = "8"</text:p>
      <text:p text:style-name="Normal"><text:s text:c="16"/>playerhealth = str(playerhp)</text:p>
      <text:p text:style-name="Normal"><text:s text:c="16"/>OUTPUT("Your current hp is: " + playerhealth)</text:p>
      <text:p text:style-name="Normal"><text:s text:c="12"/>ELIF (attack == 3):</text:p>
      <text:p text:style-name="Normal"><text:s text:c="16"/>OUTPUT("You trade blows with each other!")</text:p>
      <text:soft-page-break/>
      <text:p text:style-name="Normal"><text:s text:c="16"/>playerhp = playerhp - 1</text:p>
      <text:p text:style-name="Normal"><text:s text:c="16"/>playerhealth = str(playerhp)</text:p>
      <text:p text:style-name="Normal"><text:s text:c="16"/>OUTPUT("Your current hp is: " + playerhealth)</text:p>
      <text:p text:style-name="Normal"><text:s text:c="16"/>playerpos = "8"</text:p>
      <text:p text:style-name="Normal"><text:s text:c="16"/>hp = hp + damage</text:p>
      <text:p text:style-name="Normal"><text:s text:c="12"/>ELSE:</text:p>
      <text:p text:style-name="Normal"><text:s text:c="16"/>OUTPUT("You miss and he manages to stab you!")</text:p>
      <text:p text:style-name="Normal"><text:s text:c="16"/>playerhp = playerhp - 1</text:p>
      <text:p text:style-name="Normal"><text:s text:c="16"/>playerhealth = str(playerhp)</text:p>
      <text:p text:style-name="Normal"><text:s text:c="16"/>OUTPUT("Your current hp is: " + playerhealth)</text:p>
      <text:p text:style-name="Normal"><text:s text:c="16"/>playerpos = "8"</text:p>
      <text:p text:style-name="Normal"><text:s text:c="8"/>#outcome of trying to dodge his attack</text:p>
      <text:p text:style-name="Normal"><text:s text:c="8"/>ELIF (yesorno == "r"):</text:p>
      <text:p text:style-name="Normal"><text:s text:c="12"/>space()</text:p>
      <text:p text:style-name="Normal"><text:s text:c="12"/>OUTPUT("You try and roll out the way of his attack and...")</text:p>
      <text:p text:style-name="Normal"><text:s text:c="12"/>#random dice roll based off class for deciding outcome</text:p>
      <text:p text:style-name="Normal"><text:s text:c="12"/>IF (dodge == 4):</text:p>
      <text:p text:style-name="Normal"><text:s text:c="16"/>OUTPUT("You roll out the way and somehow hit him in the process!")</text:p>
      <text:p text:style-name="Normal"><text:s text:c="16"/>playerhealth = str(playerhp)</text:p>
      <text:p text:style-name="Normal"><text:s text:c="16"/>OUTPUT("Your current hp is: " + playerhealth)</text:p>
      <text:p text:style-name="Normal"><text:s text:c="16"/>hp = hp + damage</text:p>
      <text:p text:style-name="Normal"><text:s text:c="16"/>playerpos = "8"</text:p>
      <text:p text:style-name="Normal"><text:s text:c="12"/>ELIF (dodge == 2 or dodge == 3):</text:p>
      <text:p text:style-name="Normal"><text:s text:c="16"/>OUTPUT("You manage to dodge out the way!")</text:p>
      <text:p text:style-name="Normal"><text:s text:c="16"/>playerhealth = str(playerhp)</text:p>
      <text:p text:style-name="Normal"><text:s text:c="16"/>OUTPUT("Your current hp is: " + playerhealth)</text:p>
      <text:p text:style-name="Normal"><text:s text:c="16"/>playerpos = "8"</text:p>
      <text:p text:style-name="Normal"><text:s text:c="12"/>ELSE:</text:p>
      <text:p text:style-name="Normal"><text:s text:c="16"/>OUTPUT("You completely miss the dodge and he hits you!")</text:p>
      <text:p text:style-name="Normal"><text:s text:c="16"/>playerhp = playerhp - 1</text:p>
      <text:p text:style-name="Normal"><text:s text:c="16"/>playerhealth = str(playerhp)</text:p>
      <text:soft-page-break/>
      <text:p text:style-name="Normal"><text:s text:c="16"/>OUTPUT("Your current hp is: " + playerhealth)</text:p>
      <text:p text:style-name="Normal"><text:s text:c="16"/>playerpos = "8"</text:p>
      <text:p text:style-name="Normal"><text:s text:c="8"/>#outcome of deciding to try and kill him</text:p>
      <text:p text:style-name="Normal"><text:s text:c="8"/>ELIF (yesorno == "b"):</text:p>
      <text:p text:style-name="Normal"><text:s text:c="12"/>space()</text:p>
      <text:p text:style-name="Normal"><text:s text:c="12"/>OUTPUT("You attempt to go for a finishing blow and...")</text:p>
      <text:p text:style-name="Normal"><text:s text:c="12"/>#random dice roll based off class to decide outcome</text:p>
      <text:p text:style-name="Normal"><text:s text:c="12"/>IF (finisher == 8):</text:p>
      <text:p text:style-name="Normal"><text:s text:c="16"/>IF (playerhp == 1):</text:p>
      <text:p text:style-name="Normal"><text:s text:c="20"/>OUTPUT("You kill him and have now freed the lands from injustice's banes wrath!")</text:p>
      <text:p text:style-name="Normal"><text:s text:c="20"/>OUTPUT("You won the 'phew that was close' way!")</text:p>
      <text:p text:style-name="Normal"><text:s text:c="20"/>playerpos = "6"</text:p>
      <text:p text:style-name="Normal"><text:s text:c="20"/>phew()</text:p>
      <text:p text:style-name="Normal"><text:s text:c="20"/>achievements.append("phew1")</text:p>
      <text:p text:style-name="Normal"><text:s text:c="16"/>ELSE:</text:p>
      <text:p text:style-name="Normal"><text:s text:c="20"/>OUTPUT("You kill him and have now freed the lands from injustice's banes wrath!")</text:p>
      <text:p text:style-name="Normal"><text:s text:c="20"/>OUTPUT("You won the duelists way!")</text:p>
      <text:p text:style-name="Normal"><text:s text:c="20"/>kill()</text:p>
      <text:p text:style-name="Normal"><text:s text:c="20"/>playerpos = "6"</text:p>
      <text:p text:style-name="Normal"><text:s text:c="20"/>achievements.append("duelist1")</text:p>
      <text:p text:style-name="Normal"><text:s text:c="12"/>ELSE:</text:p>
      <text:p text:style-name="Normal"><text:s text:c="16"/>OUTPUT("You completely miss your attack and take a hit!")</text:p>
      <text:p text:style-name="Normal"><text:s text:c="16"/>playerhp = playerhp - 1</text:p>
      <text:p text:style-name="Normal"><text:s text:c="16"/>playerhealth = str(playerhp)</text:p>
      <text:p text:style-name="Normal"><text:s text:c="16"/>OUTPUT("Your current hp is: " + playerhealth)</text:p>
      <text:p text:style-name="Normal"><text:s text:c="16"/>playerpos = "8"</text:p>
      <text:p text:style-name="Normal"><text:s text:c="4"/>#checking if the player is in the throne room</text:p>
      <text:p text:style-name="Normal"><text:s text:c="4"/>IF (playerpos == "9"):</text:p>
      <text:p text:style-name="Normal"><text:s text:c="8"/>space()</text:p>
      <text:p text:style-name="Normal"><text:s text:c="8"/>OUTPUT("You are chucked into the throne room and the doors are slammed behind you.")</text:p>
      <text:p text:style-name="Normal"><text:s text:c="8"/>OUTPUT("You are left at the foot of the Injustice Bane's chair with only you two in the room.")</text:p>
      <text:soft-page-break/>
      <text:p text:style-name="Normal"><text:s text:c="8"/>inputspace()</text:p>
      <text:p text:style-name="Normal"><text:s text:c="8"/>#asking the player what they want to do in the throne room</text:p>
      <text:p text:style-name="Normal"><text:s text:c="8"/>yesorno = INPUT("Do you wait and see what he has to say (type u) or do you seize the opportunity to attack him (type o): ")</text:p>
      <text:p text:style-name="Normal"><text:s text:c="8"/>#checking if the player decided to wait</text:p>
      <text:p text:style-name="Normal"><text:s text:c="8"/>IF (yesorno == "u"):</text:p>
      <text:p text:style-name="Normal"><text:s text:c="12"/>space()</text:p>
      <text:p text:style-name="Normal"><text:s text:c="12"/>OUTPUT("You wait for what he has too say and after a moments pause he...")</text:p>
      <text:p text:style-name="Normal"><text:s text:c="12"/>OUTPUT("Starts laughing at you very loudly until he chops your head off in a swift blow!")</text:p>
      <text:p text:style-name="Normal"><text:s text:c="12"/>OUTPUT("You died.")</text:p>
      <text:p text:style-name="Normal"><text:s text:c="12"/>playerpos = "7"</text:p>
      <text:p text:style-name="Normal"><text:s text:c="12"/>laugh()</text:p>
      <text:p text:style-name="Normal"><text:s text:c="8"/>#checking if the player is going to use the opportunity for an attack</text:p>
      <text:p text:style-name="Normal"><text:s text:c="8"/>ELIF (yesorno == "o"):</text:p>
      <text:p text:style-name="Normal"><text:s text:c="12"/>space()</text:p>
      <text:p text:style-name="Normal"><text:s text:c="12"/>OUTPUT("You catch him off guard and land a punch straight at his chin.")</text:p>
      <text:p text:style-name="Normal"><text:s text:c="12"/>OUTPUT("You quickly grab one of the swords from his waist before he can react.")</text:p>
      <text:p text:style-name="Normal"><text:s text:c="12"/>OUTPUT("You step away as he pulls out his other sword and you begin fighting.")</text:p>
      <text:p text:style-name="Normal"><text:s text:c="12"/>hp = hp + damage</text:p>
      <text:p text:style-name="Normal"><text:s text:c="12"/>playerpos = "8"</text:p>
      <text:p text:style-name="Normal"><text:s text:c="12"/>INPUT()</text:p>
      <text:p text:style-name="Normal"><text:s text:c="4"/>#checking if the player has chosen to rush the castle</text:p>
      <text:p text:style-name="Normal"><text:s text:c="4"/>IF (playerpos == "10"):</text:p>
      <text:p text:style-name="Normal"><text:s text:c="8"/>space()</text:p>
      <text:p text:style-name="Normal"><text:s text:c="8"/>achievements.append("KO1")</text:p>
      <text:p text:style-name="Normal"><text:s text:c="8"/>OUTPUT("You rush the castle and jump straight through the window of the throne room.")</text:p>
      <text:p text:style-name="Normal"><text:s text:c="8"/>OUTPUT("Instantly 8 paladins swarm you pulling out swords.")</text:p>
      <text:p text:style-name="Normal"><text:s text:c="8"/>OUTPUT("With little to no effort you spin once with your sword and kill them all.")</text:p>
      <text:p text:style-name="Normal"><text:s text:c="8"/>OUTPUT("The Injustice Bane, pissed off now, starts charging you.")</text:p>
      <text:p text:style-name="Normal"><text:s text:c="8"/>OUTPUT("You start to think which way of killing him would be the best.")</text:p>
      <text:p text:style-name="Normal"><text:s text:c="8"/>OUTPUT("Pick a finishing move:")</text:p>
      <text:soft-page-break/>
      <text:p text:style-name="Normal"><text:s text:c="8"/>OUTPUT("Uppercut (type u)")</text:p>
      <text:p text:style-name="Normal"><text:s text:c="8"/>OUTPUT("Beheading (type b)")</text:p>
      <text:p text:style-name="Normal"><text:s text:c="8"/>OUTPUT("Halved (type h)")</text:p>
      <text:p text:style-name="Normal"><text:s text:c="8"/>OUTPUT("Chandelier (type c)")</text:p>
      <text:p text:style-name="Normal"><text:s text:c="8"/>OUTPUT("WWE (type w)")</text:p>
      <text:p text:style-name="Normal"><text:s text:c="8"/>OUTPUT("Twister (type t)")</text:p>
      <text:p text:style-name="Normal"><text:s text:c="8"/>OUTPUT("Parry (type p)")</text:p>
      <text:p text:style-name="Normal"><text:s text:c="8"/>OUTPUT("Juggling (type j)")</text:p>
      <text:p text:style-name="Normal"><text:s text:c="8"/>OUTPUT("Horse??? (type h)")</text:p>
      <text:p text:style-name="Normal"><text:s text:c="8"/>OUTPUT("Dunked On (type d)")</text:p>
      <text:p text:style-name="Normal"><text:s text:c="8"/>inputspace()</text:p>
      <text:p text:style-name="Normal"><text:s text:c="8"/>KO = INPUT("Answer Here: ")</text:p>
      <text:p text:style-name="Normal"><text:s text:c="8"/>space()</text:p>
      <text:p text:style-name="Normal"><text:s text:c="8"/>IF (KO == "u"):</text:p>
      <text:p text:style-name="Normal"><text:s text:c="12"/>inputspace()</text:p>
      <text:p text:style-name="Normal"><text:s text:c="12"/>OUTPUT("You dash directly in front of him and wind up an uppercut.")</text:p>
      <text:p text:style-name="Normal"><text:s text:c="12"/>OUTPUT("The uppercut sends him straight into the roof with his legs sticking out the bottom.")</text:p>
      <text:p text:style-name="Normal"><text:s text:c="12"/>uppercut()</text:p>
      <text:p text:style-name="Normal"><text:s text:c="12"/>playerpos = "6"</text:p>
      <text:p text:style-name="Normal"><text:s text:c="8"/>ELIF (KO == "b"):</text:p>
      <text:p text:style-name="Normal"><text:s text:c="12"/>inputspace()</text:p>
      <text:p text:style-name="Normal"><text:s text:c="12"/>OUTPUT("You throw your sword at his neck and in one swift cut his head falls off.")</text:p>
      <text:p text:style-name="Normal"><text:s text:c="12"/>playerpos = "6"</text:p>
      <text:p text:style-name="Normal"><text:s text:c="12"/>behead()</text:p>
      <text:p text:style-name="Normal"><text:s text:c="8"/>ELIF (KO == "h"):</text:p>
      <text:p text:style-name="Normal"><text:s text:c="12"/>inputspace()</text:p>
      <text:p text:style-name="Normal"><text:s text:c="12"/>OUTPUT("He walks over to you and just before he strikes you chop him in half straight down the middle.")</text:p>
      <text:p text:style-name="Normal"><text:s text:c="12"/>playerpos = "6"</text:p>
      <text:p text:style-name="Normal"><text:s text:c="12"/>halved()</text:p>
      <text:p text:style-name="Normal"><text:s text:c="8"/>ELIF (KO == "c"):</text:p>
      <text:soft-page-break/>
      <text:p text:style-name="Normal"><text:s text:c="12"/>inputspace()</text:p>
      <text:p text:style-name="Normal"><text:s text:c="12"/>OUTPUT("You throw your sword up at the chandelier on the roof chopping the chain that holds it in the air.")</text:p>
      <text:p text:style-name="Normal"><text:s text:c="12"/>OUTPUT("The chandelier falls on the unsuspecting Injustices Bane impaling him and pinning him to the ground.")</text:p>
      <text:p text:style-name="Normal"><text:s text:c="12"/>playerpos = "6"</text:p>
      <text:p text:style-name="Normal"><text:s text:c="12"/>chandelier()</text:p>
      <text:p text:style-name="Normal"><text:s text:c="8"/>ELIF (KO == "w"):</text:p>
      <text:p text:style-name="Normal"><text:s text:c="12"/>inputspace()</text:p>
      <text:p text:style-name="Normal"><text:s text:c="12"/>OUTPUT("You grab him and throw him on the floor before proceeding to jump up and hang on the chandelier.")</text:p>
      <text:p text:style-name="Normal"><text:s text:c="12"/>OUTPUT("As he starts getting up from the ground you drop from the chandelier and body slam him 6ft under the ground.")</text:p>
      <text:p text:style-name="Normal"><text:s text:c="12"/>playerpos = "6"</text:p>
      <text:p text:style-name="Normal"><text:s text:c="12"/>WWE()</text:p>
      <text:p text:style-name="Normal"><text:s text:c="8"/>ELIF (KO == "t"):</text:p>
      <text:p text:style-name="Normal"><text:s text:c="12"/>inputspace()</text:p>
      <text:p text:style-name="Normal"><text:s text:c="12"/>OUTPUT("You walk over to him and knock the sword out of his hand.")</text:p>
      <text:p text:style-name="Normal"><text:s text:c="12"/>OUTPUT("As he tries to get another sword out you grab and restrain him holding him in your hands like a barbell.")</text:p>
      <text:p text:style-name="Normal"><text:s text:c="12"/>OUTPUT("After using him as weights to do some curls you twist his body into a knot and leave him there looking like a pretzel.")</text:p>
      <text:p text:style-name="Normal"><text:s text:c="12"/>playerpos = "6"</text:p>
      <text:p text:style-name="Normal"><text:s text:c="12"/>twist()</text:p>
      <text:p text:style-name="Normal"><text:s text:c="8"/>ELIF (KO == "p"):</text:p>
      <text:p text:style-name="Normal"><text:s text:c="12"/>inputspace()</text:p>
      <text:p text:style-name="Normal"><text:s text:c="12"/>OUTPUT("You drop your sword and tell him to try and hit you.")</text:p>
      <text:p text:style-name="Normal"><text:s text:c="12"/>OUTPUT("Pissed off by your cocky remark he starts charging you with a new anger.")</text:p>
      <text:p text:style-name="Normal"><text:s text:c="12"/>OUTPUT("He takes a large swing with his sword at you but you grab the sword with your bare hands.")</text:p>
      <text:p text:style-name="Normal"><text:s text:c="12"/>OUTPUT("You rip it out of his hands and stab him countless times with it.")</text:p>
      <text:p text:style-name="Normal"><text:s text:c="12"/>playerpos = "6"</text:p>
      <text:p text:style-name="Normal"><text:s text:c="12"/>parry()</text:p>
      <text:soft-page-break/>
      <text:p text:style-name="Normal"><text:s text:c="8"/>ELIF (KO == "j"):</text:p>
      <text:p text:style-name="Normal"><text:s text:c="12"/>inputspace()</text:p>
      <text:p text:style-name="Normal"><text:s text:c="12"/>OUTPUT("You knock his sword out of his hand before picking him up and scrunching him into a ball.")</text:p>
      <text:p text:style-name="Normal"><text:s text:c="12"/>OUTPUT("You begin play keepy uppies with him and practice your juggling skills for soccer.")</text:p>
      <text:p text:style-name="Normal"><text:s text:c="12"/>OUTPUT("Eventually he manages to ask you to stop so you kick him into the throne leaving a massive indent in it.")</text:p>
      <text:p text:style-name="Normal"><text:s text:c="12"/>OUTPUT("And the crowd goes wild!!!! You scream, taunting him even further.")</text:p>
      <text:p text:style-name="Normal"><text:s text:c="12"/>playerpos = "6"</text:p>
      <text:p text:style-name="Normal"><text:s text:c="12"/>juggle()</text:p>
      <text:p text:style-name="Normal"><text:s text:c="8"/>ELIF (KO == "h"):</text:p>
      <text:p text:style-name="Normal"><text:s text:c="12"/>inputspace()</text:p>
      <text:p text:style-name="Normal"><text:s text:c="12"/>OUTPUT("You perform a special whistling call to summon your trusty sidekick HORSE.")</text:p>
      <text:p text:style-name="Normal"><text:s text:c="12"/>OUTPUT("HORSE crashes through the window and stampedes over the Injustices Bane leaving him as a flat rug on the ground.")</text:p>
      <text:p text:style-name="Normal"><text:s text:c="12"/>playerpos = "6"</text:p>
      <text:p text:style-name="Normal"><text:s text:c="12"/>horse()</text:p>
      <text:p text:style-name="Normal"><text:s text:c="8"/>elIF (KO == "d"):</text:p>
      <text:p text:style-name="Normal"><text:s text:c="12"/>inputspace()</text:p>
      <text:p text:style-name="Normal"><text:s text:c="12"/>OUTPUT("You transform the throne room into a basketball court and summon all the citizens of the Abyssmal City into the stands using your magic.")</text:p>
      <text:p text:style-name="Normal"><text:s text:c="12"/>OUTPUT("A basketball hoop appears above the Injustices Bane and you jump in the air performing a 360 tomohawk dunk.")</text:p>
      <text:p text:style-name="Normal"><text:s text:c="12"/>OUTPUT("The ball goes straight through the basket and hits the top of the Injustice Bane's head.")</text:p>
      <text:p text:style-name="Normal"><text:s text:c="12"/>OUTPUT("The force of the impact caused the his head to be flattened and him to die.")</text:p>
      <text:p text:style-name="Normal"><text:s text:c="12"/>playerpos = "6"</text:p>
      <text:p text:style-name="Normal"><text:s text:c="12"/>dunk()</text:p>
      <text:p text:style-name="Normal"><text:s text:c="4"/>#checking if the player is at the interview place for paladins</text:p>
      <text:p text:style-name="Normal"><text:s text:c="4"/>IF (playerpos == "11"):</text:p>
      <text:p text:style-name="Normal"><text:s text:c="8"/>space()</text:p>
      <text:p text:style-name="Normal"><text:s text:c="8"/>OUTPUT("You arrive at the castle and find a queue of 3 people leading into a room with a big sign above it.")</text:p>
      <text:soft-page-break/>
      <text:p text:style-name="Normal"><text:s text:c="8"/>OUTPUT("The sign reads 'Paladin Applicants here'.")</text:p>
      <text:p text:style-name="Normal"><text:s text:c="8"/>OUTPUT("You join the end of queue and wait your turn.")</text:p>
      <text:p text:style-name="Normal"><text:s text:c="8"/>OUTPUT("After a 30 minute wait a guard invites you into the room.")</text:p>
      <text:p text:style-name="Normal"><text:s text:c="8"/>OUTPUT("The room is dimly lit with a table in the room and two chairs.")</text:p>
      <text:p text:style-name="Normal"><text:s text:c="8"/>OUTPUT("A door leads into the castle on the otherside of the room.")</text:p>
      <text:p text:style-name="Normal"><text:s text:c="8"/>OUTPUT("The guard starts your interview and says you must answer 5 questions.")</text:p>
      <text:p text:style-name="Normal"><text:s text:c="8"/>inputspace()</text:p>
      <text:p text:style-name="Normal"><text:s text:c="8"/>#asking the player questions to see if they belong in the paladins of justice</text:p>
      <text:p text:style-name="Normal"><text:s text:c="8"/>yesorno = INPUT("Do you believe that justice is needed in this city? (type y for yes and n for no): ")</text:p>
      <text:p text:style-name="Normal"><text:s text:c="8"/>IF (yesorno == "y"):</text:p>
      <text:p text:style-name="Normal"><text:s text:c="12"/>correct = correct + 1</text:p>
      <text:p text:style-name="Normal"><text:s text:c="8"/>space()</text:p>
      <text:p text:style-name="Normal"><text:s text:c="8"/>yesorno = INPUT("Are you committed to justice? (type y for yes and n for no): ")</text:p>
      <text:p text:style-name="Normal"><text:s text:c="8"/>IF (yesorno == "y"):</text:p>
      <text:p text:style-name="Normal"><text:s text:c="12"/>correct = correct + 1</text:p>
      <text:p text:style-name="Normal"><text:s text:c="8"/>space()</text:p>
      <text:p text:style-name="Normal"><text:s text:c="8"/>yesorno = INPUT("Do you believe that everyone is equal? (type y for yes and n for no): ")</text:p>
      <text:p text:style-name="Normal"><text:s text:c="8"/>IF (yesorno == "n"):</text:p>
      <text:p text:style-name="Normal"><text:s text:c="12"/>correct = correct + 1</text:p>
      <text:p text:style-name="Normal"><text:s text:c="8"/>space()</text:p>
      <text:p text:style-name="Normal"><text:s text:c="8"/>yesorno = INPUT("What is a worthy punishment for a thief? (type b for beheading, h for hanging, w for whipping, and s for solitary confinement): ")</text:p>
      <text:p text:style-name="Normal"><text:s text:c="8"/>IF (yesorno == "b" or yesorno == "s"):</text:p>
      <text:p text:style-name="Normal"><text:s text:c="12"/>correct = correct + 1</text:p>
      <text:p text:style-name="Normal"><text:s text:c="8"/>space()</text:p>
      <text:p text:style-name="Normal"><text:s text:c="8"/>yesorno = INPUT("What is the minimum amount of hours that a citizen should work a week? (type 0, 10, 20, 30, 40, 100 or 'a' for as many as possible): ")</text:p>
      <text:p text:style-name="Normal"><text:s text:c="8"/>IF (yesorno == "a" or yesorno == "100"):</text:p>
      <text:p text:style-name="Normal"><text:s text:c="12"/>correct = correct + 1</text:p>
      <text:p text:style-name="Normal"><text:s text:c="8"/>space()</text:p>
      <text:p text:style-name="Normal"><text:s text:c="8"/>IF (correct == 5):</text:p>
      <text:soft-page-break/>
      <text:p text:style-name="Normal"><text:s text:c="12"/>OUTPUT("Welcome to the paladins of justice! He exclaims in excitement.")</text:p>
      <text:p text:style-name="Normal"><text:s text:c="12"/>OUTPUT("Go through that door there and you will find your set of uniform, weapon, shield, horse and all the equipment you'll need as a paladin.")</text:p>
      <text:p text:style-name="Normal"><text:s text:c="12"/>playerpos = "12"</text:p>
      <text:p text:style-name="Normal"><text:s text:c="12"/>INPUT()</text:p>
      <text:p text:style-name="Normal"><text:s text:c="8"/>ELSE:</text:p>
      <text:p text:style-name="Normal"><text:s text:c="12"/>OUTPUT("Citizens like you should who don't know the laws or share the same beliefs as the Injustices Bane should not be allowed in this city")</text:p>
      <text:p text:style-name="Normal"><text:s text:c="12"/>OUTPUT("He kills you for not following the Injustice Banes beliefs.")</text:p>
      <text:p text:style-name="Normal"><text:s text:c="12"/>playerpos = "7"</text:p>
      <text:p text:style-name="Normal"><text:s text:c="4"/>#checking if the player made it through the interview and into the paladins</text:p>
      <text:p text:style-name="Normal"><text:s text:c="4"/>IF (playerpos == "12"):</text:p>
      <text:p text:style-name="Normal"><text:s text:c="8"/>space()</text:p>
      <text:p text:style-name="Normal"><text:s text:c="8"/>OUTPUT("You walk through the door and grab your new equipment before suiting up.")</text:p>
      <text:p text:style-name="Normal"><text:s text:c="8"/>classes.append("armour1")</text:p>
      <text:p text:style-name="Normal"><text:s text:c="8"/>OUTPUT("Inside the locker room where your equipment is are two groups of Paladins seperated from one another.")</text:p>
      <text:p text:style-name="Normal"><text:s text:c="8"/>OUTPUT("Both groups of paladins are beckoning you over to them.")</text:p>
      <text:p text:style-name="Normal"><text:s text:c="8"/>OUTPUT("The group on the left seems very secretive and more introverted whereas the group on the right seems more public and extroverted.")</text:p>
      <text:p text:style-name="Normal"><text:s text:c="8"/>inputspace()</text:p>
      <text:p text:style-name="Normal"><text:s text:c="8"/>#asking the player which paladins "pathway" they wish to go down</text:p>
      <text:p text:style-name="Normal"><text:s text:c="8"/>yesorno = INPUT("Do you go to the group on the right (type r), or the group on the left (type l)?: ")</text:p>
      <text:p text:style-name="Normal"><text:s text:c="8"/>IF (yesorno == "l"):</text:p>
      <text:p text:style-name="Normal"><text:s text:c="12"/>space()</text:p>
      <text:p text:style-name="Normal"><text:s text:c="12"/>OUTPUT("You walk to the group on the left and they instantly tell you to be quiet before asking you one question?")</text:p>
      <text:p text:style-name="Normal"><text:s text:c="12"/>inputspace()</text:p>
      <text:p text:style-name="Normal"><text:s text:c="12"/>#continuing to ask the player which paladins "pathway" they wish to go down</text:p>
      <text:p text:style-name="Normal"><text:s text:c="12"/>yesorno = INPUT("Do you like (type l), or dislike (type d) The Injustice Bane?: ")</text:p>
      <text:p text:style-name="Normal"><text:s text:c="12"/>IF (yesorno == "l"):</text:p>
      <text:p text:style-name="Normal"><text:s text:c="16"/>space()</text:p>
      <text:soft-page-break/>
      <text:p text:style-name="Normal"><text:s text:c="16"/>OUTPUT("They seem dissapointed by your answer and quickly disperse leaving you by yourself with the other group in the locker room.")</text:p>
      <text:p text:style-name="Normal"><text:s text:c="16"/>OUTPUT("The other group approaches you and gets straight to the point.")</text:p>
      <text:p text:style-name="Normal"><text:s text:c="16"/>OUTPUT("They tell you that the other group is trying to start a mutiny against the Injustices Bane and that your decision to leave them was justified.")</text:p>
      <text:p text:style-name="Normal"><text:s text:c="16"/>OUTPUT("They are trying to find a way to snitch on them but The Injustices Bane won't listen to them.")</text:p>
      <text:p text:style-name="Normal"><text:s text:c="16"/>inputspace()</text:p>
      <text:p text:style-name="Normal"><text:s text:c="16"/>yesorno = INPUT("Do you tell them you can try and talk to him (type t), or do you ask for your first shift (type f)?: ")</text:p>
      <text:p text:style-name="Normal"><text:s text:c="16"/>#continuing to ask the player which paladins "pathway" they wish to go down</text:p>
      <text:p text:style-name="Normal"><text:s text:c="16"/>IF (yesorno == "t"):</text:p>
      <text:p text:style-name="Normal"><text:s text:c="20"/>OUTPUT("You see a glimmer of hope spark in their eyes as they instantly direct you to the Injustice Banes throne room.")</text:p>
      <text:p text:style-name="Normal"><text:s text:c="20"/>OUTPUT("You enter the throne room.")</text:p>
      <text:p text:style-name="Normal"><text:s text:c="20"/>playerpos = "13"</text:p>
      <text:p text:style-name="Normal"><text:s text:c="20"/>INPUT()</text:p>
      <text:p text:style-name="Normal"><text:s text:c="16"/>ELIF (yesorno == "f"):</text:p>
      <text:p text:style-name="Normal"><text:s text:c="20"/>OUTPUT("The guards seem dissapointed by your unwillingness to help them.")</text:p>
      <text:p text:style-name="Normal"><text:s text:c="20"/>OUTPUT("One of the guards tells you to come with him for your first shift.")</text:p>
      <text:p text:style-name="Normal"><text:s text:c="20"/>OUTPUT("You hop on your horses and go to town to perform roll call.")</text:p>
      <text:p text:style-name="Normal"><text:s text:c="20"/>OUTPUT("You're told that you have to do roll call for the rest of the week.")</text:p>
      <text:p text:style-name="Normal"><text:s text:c="20"/>playerpos = "14"</text:p>
      <text:p text:style-name="Normal"><text:s text:c="20"/>INPUT()</text:p>
      <text:p text:style-name="Normal"><text:s text:c="12"/>ELIF (yesorno == "d"):</text:p>
      <text:p text:style-name="Normal"><text:s text:c="16"/>space()</text:p>
      <text:p text:style-name="Normal"><text:s text:c="16"/>OUTPUT("Their expressions quickly change as they seem very pleased with your answer.")</text:p>
      <text:p text:style-name="Normal"><text:s text:c="16"/>OUTPUT("They scurry off beckoning you to follow them into this secret room.")</text:p>
      <text:p text:style-name="Normal"><text:s text:c="16"/>OUTPUT("Inside the secret room is a table surrounded by enough chairs for the lot of you.")</text:p>
      <text:p text:style-name="Normal"><text:s text:c="16"/>OUTPUT("On one wall you see a plan devised to kill the Injustices Bane.")</text:p>
      <text:p text:style-name="Normal"><text:s text:c="16"/>OUTPUT("Everyone sits down and they begin to tell you their entire plan to kill the Injustice Bane.")</text:p>
      <text:soft-page-break/>
      <text:p text:style-name="Normal"><text:s text:c="16"/>OUTPUT("They ask you for your thoughts on the plan.")</text:p>
      <text:p text:style-name="Normal"><text:s text:c="16"/>inputspace()</text:p>
      <text:p text:style-name="Normal"><text:s text:c="16"/>#asking the player how they want to kill the injustices bane</text:p>
      <text:p text:style-name="Normal"><text:s text:c="16"/>yesorno = INPUT("Do you think it should be done at breakfast (type t), or at night (type a): ")</text:p>
      <text:p text:style-name="Normal"><text:s text:c="16"/>IF (yesorno == "a"):</text:p>
      <text:p text:style-name="Normal"><text:s text:c="20"/>space()</text:p>
      <text:p text:style-name="Normal"><text:s text:c="20"/>OUTPUT("They all seem to agree with your idea and decide to enact it tonight.")</text:p>
      <text:p text:style-name="Normal"><text:s text:c="20"/>playerpos = "15"</text:p>
      <text:p text:style-name="Normal"><text:s text:c="16"/>ELIF (yesorno == "t"):</text:p>
      <text:p text:style-name="Normal"><text:s text:c="20"/>space()</text:p>
      <text:p text:style-name="Normal"><text:s text:c="20"/>OUTPUT("They all seem to agree with your idea and decide to enact it tommorow during breakfast.")</text:p>
      <text:p text:style-name="Normal"><text:s text:c="20"/>playerpos = "16"</text:p>
      <text:p text:style-name="Normal"><text:s text:c="8"/>ELIF (yesorno == "r"):</text:p>
      <text:p text:style-name="Normal"><text:s text:c="12"/>OUTPUT("You walk over to the group on the right.")</text:p>
      <text:p text:style-name="Normal"><text:s text:c="12"/>OUTPUT("They ask one singular question in unison.")</text:p>
      <text:p text:style-name="Normal"><text:s text:c="12"/>inputspace()</text:p>
      <text:p text:style-name="Normal"><text:s text:c="12"/>#continuing to ask the player which paladins "pathway" they wish to go down</text:p>
      <text:p text:style-name="Normal"><text:s text:c="12"/>yesorno = INPUT("Do you like (type l), or dislike (type d) The Injustice Bane?: ")</text:p>
      <text:p text:style-name="Normal"><text:s text:c="12"/>IF (yesorno == "l"):</text:p>
      <text:p text:style-name="Normal"><text:s text:c="16"/>space()</text:p>
      <text:p text:style-name="Normal"><text:s text:c="16"/>OUTPUT("They seem pleased by your answer and one says thank god your not one of them.")</text:p>
      <text:p text:style-name="Normal"><text:s text:c="16"/>OUTPUT("They explain to you that the other group is trying to kill the Injustices Bane.")</text:p>
      <text:p text:style-name="Normal"><text:s text:c="16"/>OUTPUT("Unfortunately though they have no FUNCTIONinitive proof and so their efforts have been fruitless.")</text:p>
      <text:p text:style-name="Normal"><text:s text:c="16"/>inputspace()</text:p>
      <text:p text:style-name="Normal"><text:s text:c="16"/>#continuing to ask the player which paladins "pathway" they wish to go down</text:p>
      <text:p text:style-name="Normal"><text:s text:c="16"/>yesorno = INPUT("Do you tell them you can try and talk to him (type t), or do you ask for your first shift (type f)?: ")</text:p>
      <text:p text:style-name="Normal"><text:s text:c="16"/>IF (yesorno == "t"):</text:p>
      <text:p text:style-name="Normal"><text:s text:c="20"/>space()</text:p>
      <text:soft-page-break/>
      <text:p text:style-name="Normal"><text:s text:c="20"/>OUTPUT("You see a glimmer of hope spark in their eyes as they instantly direct you to the Injustice Bane's throne room.")</text:p>
      <text:p text:style-name="Normal"><text:s text:c="20"/>playerpos = "13"</text:p>
      <text:p text:style-name="Normal"><text:s text:c="20"/>INPUT()</text:p>
      <text:p text:style-name="Normal"><text:s text:c="16"/>ELIF (yesorno == "f"):</text:p>
      <text:p text:style-name="Normal"><text:s text:c="20"/>space()</text:p>
      <text:p text:style-name="Normal"><text:s text:c="20"/>OUTPUT("The guards seem dissapointed by your answer.")</text:p>
      <text:p text:style-name="Normal"><text:s text:c="20"/>OUTPUT("One of the guards tells you to come with him for your first shift as you to are together.")</text:p>
      <text:p text:style-name="Normal"><text:s text:c="20"/>OUTPUT("You hop on your horses and go to town to perform roll call.")</text:p>
      <text:p text:style-name="Normal"><text:s text:c="20"/>OUTPUT("You complete your first week of being a paladin")</text:p>
      <text:p text:style-name="Normal"><text:s text:c="20"/>playerpos = "14"</text:p>
      <text:p text:style-name="Normal"><text:s text:c="12"/>ELIF (yesorno == "d"):</text:p>
      <text:p text:style-name="Normal"><text:s text:c="16"/>space()</text:p>
      <text:p text:style-name="Normal"><text:s text:c="16"/>OUTPUT("They seem dissapointed by your answer and quickly disperse leaving you by yourself with the other group in the locker room.")</text:p>
      <text:p text:style-name="Normal"><text:s text:c="16"/>OUTPUT("The other group approaches you and get straight to the point.")</text:p>
      <text:p text:style-name="Normal"><text:s text:c="16"/>OUTPUT("They tell you of their plans to kill the Injustices Bane and that you not liking him is justified.")</text:p>
      <text:p text:style-name="Normal"><text:s text:c="16"/>OUTPUT("They scurry off beckoning you to follow them into this secret room.")</text:p>
      <text:p text:style-name="Normal"><text:s text:c="16"/>OUTPUT("Inside the secret room is a table surrounded by enough chairs for the lot of you.")</text:p>
      <text:p text:style-name="Normal"><text:s text:c="16"/>OUTPUT("On one wall you see a plan devised to kill the Injustices Bane.")</text:p>
      <text:p text:style-name="Normal"><text:s text:c="16"/>OUTPUT("Everyone sits down at a seat and they begin to tell you their entire plan to kill the Injustices Bane and put an end to his fake justice.")</text:p>
      <text:p text:style-name="Normal"><text:s text:c="16"/>OUTPUT("They ask you for your thoughts on the plan.")</text:p>
      <text:p text:style-name="Normal"><text:s text:c="16"/>inputspace()</text:p>
      <text:p text:style-name="Normal"><text:s text:c="16"/>#asking the player how they want to kill the injustices bane</text:p>
      <text:p text:style-name="Normal"><text:s text:c="16"/>yesorno = INPUT("Do you think it should be done at breakfast (type t), or at night (type a): ")</text:p>
      <text:p text:style-name="Normal"><text:s text:c="16"/>IF (yesorno == "a"):</text:p>
      <text:p text:style-name="Normal"><text:s text:c="20"/>space()</text:p>
      <text:p text:style-name="Normal"><text:s text:c="20"/>OUTPUT("They all seem to agree with your idea and decide to enact it tonight.")</text:p>
      <text:soft-page-break/>
      <text:p text:style-name="Normal"><text:s text:c="20"/>playerpos = "15"</text:p>
      <text:p text:style-name="Normal"><text:s text:c="16"/>ELIF (yesorno == "t"):</text:p>
      <text:p text:style-name="Normal"><text:s text:c="20"/>space()</text:p>
      <text:p text:style-name="Normal"><text:s text:c="20"/>OUTPUT("They all seem to agree with your idea and decide to enact it tommorow during morning tea.")</text:p>
      <text:p text:style-name="Normal"><text:s text:c="20"/>playerpos = "16"</text:p>
      <text:p text:style-name="Normal"><text:s text:c="4"/>#checking if the player is in the throne room and trying to snitch on the mutineers</text:p>
      <text:p text:style-name="Normal"><text:s text:c="4"/>IF (playerpos == "13"):</text:p>
      <text:p text:style-name="Normal"><text:s text:c="8"/>OUTPUT("You walk up to him and he asks you what you want.")</text:p>
      <text:p text:style-name="Normal"><text:s text:c="8"/>inputspace()</text:p>
      <text:p text:style-name="Normal"><text:s text:c="8"/>#asking the player how they want to try and snitch on the mutineers</text:p>
      <text:p text:style-name="Normal"><text:s text:c="8"/>yesorno = INPUT("Do you try and intimidate him (type i), persuade him (type p)?: ")</text:p>
      <text:p text:style-name="Normal"><text:s text:c="8"/>space()</text:p>
      <text:p text:style-name="Normal"><text:s text:c="8"/>IF (yesorno == "i"):</text:p>
      <text:p text:style-name="Normal"><text:s text:c="12"/>OUTPUT("You try and intimidate him and...")</text:p>
      <text:p text:style-name="Normal"><text:s text:c="12"/>#random dice roll based off class to decide outcome</text:p>
      <text:p text:style-name="Normal"><text:s text:c="12"/>IF (intimidate == 1):</text:p>
      <text:p text:style-name="Normal"><text:s text:c="16"/>OUTPUT("The Injustices Bane seems to shrivel in his chair and your intimidation works!")</text:p>
      <text:p text:style-name="Normal"><text:s text:c="16"/>OUTPUT("He completely believes you and calls all the guards that aren't taking part in the mutiny up to the throne room.")</text:p>
      <text:p text:style-name="Normal"><text:s text:c="16"/>OUTPUT("He tells you all to ambush the people doing the mutiny.")</text:p>
      <text:p text:style-name="Normal"><text:s text:c="16"/>OUTPUT()</text:p>
      <text:p text:style-name="Normal"><text:s text:c="16"/>OUTPUT("You kill all the mutineers and are awarded a promotion from the Injustices Bane for your efforts.")</text:p>
      <text:p text:style-name="Normal"><text:s text:c="16"/>OUTPUT("The Injustices Bane makes you his right hand man in the promotion.")</text:p>
      <text:p text:style-name="Normal"><text:s text:c="16"/>OUTPUT("Congratulations on beating the game the intimidators way.")</text:p>
      <text:p text:style-name="Normal"><text:s text:c="16"/>intimidator()</text:p>
      <text:p text:style-name="Normal"><text:s text:c="16"/>playerpos = "6"</text:p>
      <text:p text:style-name="Normal"><text:s text:c="16"/>achievements.append("snitch1")</text:p>
      <text:p text:style-name="Normal"><text:s text:c="12"/>ELSE:</text:p>
      <text:p text:style-name="Normal"><text:s text:c="16"/>OUTPUT("The Injustices Bane stands up straight in his chair and accuses you of trying to intimidate him.")</text:p>
      <text:soft-page-break/>
      <text:p text:style-name="Normal"><text:s text:c="16"/>OUTPUT("He begins fighting you to prove he is stronger and cant be intimidated.")</text:p>
      <text:p text:style-name="Normal"><text:s text:c="16"/>playerpos = "8"</text:p>
      <text:p text:style-name="Normal"><text:s text:c="8"/>IF (yesorno == "p"):</text:p>
      <text:p text:style-name="Normal"><text:s text:c="12"/>OUTPUT("You try and persuade him and...")</text:p>
      <text:p text:style-name="Normal"><text:s text:c="12"/>#random dice roll based off class to decide outcome</text:p>
      <text:p text:style-name="Normal"><text:s text:c="12"/>IF (persuade == 1):</text:p>
      <text:p text:style-name="Normal"><text:s text:c="16"/>OUTPUT("The Injustices Bane is easily persuaded and hanging off every word you say.")</text:p>
      <text:p text:style-name="Normal"><text:s text:c="16"/>OUTPUT("He calls up all the guards that aren't taking part in the mutiny to the throne room.")</text:p>
      <text:p text:style-name="Normal"><text:s text:c="16"/>OUTPUT("He tells you all to ambush the people doing the mutiny.")</text:p>
      <text:p text:style-name="Normal"><text:s text:c="16"/>OUTPUT()</text:p>
      <text:p text:style-name="Normal"><text:s text:c="16"/>OUTPUT("You kill all the mutineers and are made the Injustice Banes chief advisor.")</text:p>
      <text:p text:style-name="Normal"><text:s text:c="16"/>OUTPUT("A ceremony is held in your honour for the promotion.")</text:p>
      <text:p text:style-name="Normal"><text:s text:c="16"/>OUTPUT("Congratulations on beating the game the persuasive way.")</text:p>
      <text:p text:style-name="Normal"><text:s text:c="16"/>persuader()</text:p>
      <text:p text:style-name="Normal"><text:s text:c="16"/>playerpos = "6"</text:p>
      <text:p text:style-name="Normal"><text:s text:c="16"/>achievements.append("snitch1")</text:p>
      <text:p text:style-name="Normal"><text:s text:c="12"/>ELSE:</text:p>
      <text:p text:style-name="Normal"><text:s text:c="16"/>OUTPUT("The Injustices Bane accuses you of lying and heresy.")</text:p>
      <text:p text:style-name="Normal"><text:s text:c="16"/>OUTPUT("He states that the punishment for spreading false information to your ruler is death.")</text:p>
      <text:p text:style-name="Normal"><text:s text:c="16"/>OUTPUT("He chops your head off and you die.")</text:p>
      <text:p text:style-name="Normal"><text:s text:c="16"/>caughtlying()</text:p>
      <text:p text:style-name="Normal"><text:s text:c="16"/>playerpos = "7"</text:p>
      <text:p text:style-name="Normal"><text:s text:c="4"/>#Checking if the player is working for the paladins</text:p>
      <text:p text:style-name="Normal"><text:s text:c="4"/>IF (playerpos == "14"):</text:p>
      <text:p text:style-name="Normal"><text:s text:c="8"/>space()</text:p>
      <text:p text:style-name="Normal"><text:s text:c="8"/>#checking if the player has done enough hours to be promoted</text:p>
      <text:p text:style-name="Normal"><text:s text:c="8"/>IF (workhours &gt; 300):</text:p>
      <text:p text:style-name="Normal"><text:s text:c="12"/>OUTPUT("You have been rewarded for your efforts to the paladins and will now undergo promotion to general.")</text:p>
      <text:p text:style-name="Normal"><text:s text:c="12"/>OUTPUT("A ceremony is held in your honor.")</text:p>
      <text:soft-page-break/>
      <text:p text:style-name="Normal"><text:s text:c="12"/>OUTPUT("You won the office workers way.")</text:p>
      <text:p text:style-name="Normal"><text:s text:c="12"/>promotion()</text:p>
      <text:p text:style-name="Normal"><text:s text:c="12"/>playerpos = "6"</text:p>
      <text:p text:style-name="Normal"><text:s text:c="12"/>achievements.append("promotion1")</text:p>
      <text:p text:style-name="Normal"><text:s text:c="8"/>OUTPUT("After completing a week of being a paladin one of the office ladies at the castle asks you how many hours you wish to work for the next week.")</text:p>
      <text:p text:style-name="Normal"><text:s text:c="8"/>inputspace()</text:p>
      <text:p text:style-name="Normal"><text:s text:c="8"/>#asking the player how many hours they wish to work</text:p>
      <text:p text:style-name="Normal"><text:s text:c="8"/>workhours = FLOAT(INPUT("Type any number of hours greater than 0 to work for this week (can be a decimal): "))</text:p>
      <text:p text:style-name="Normal"><text:s text:c="8"/>totalhours = totalhours + workhours</text:p>
      <text:p text:style-name="Normal"><text:s text:c="8"/>space()</text:p>
      <text:p text:style-name="Normal"><text:s text:c="8"/>#checking how well the players work hours align with the paladins work hours</text:p>
      <text:p text:style-name="Normal"><text:s text:c="8"/>IF (workhours &gt; 168):</text:p>
      <text:p text:style-name="Normal"><text:s text:c="12"/>OUTPUT("In an outburst she says: Are you stupid there aren't even that many hours in a week!")</text:p>
      <text:p text:style-name="Normal"><text:s text:c="12"/>OUTPUT("The Injustices Bane will not have people this stupid working for him as a paladin.")</text:p>
      <text:p text:style-name="Normal"><text:s text:c="12"/>OUTPUT("I sentence you to execution for being stupid whilst working as a paladin.")</text:p>
      <text:p text:style-name="Normal"><text:s text:c="12"/>OUTPUT("Two guards grab you from behind and apprehend you.")</text:p>
      <text:p text:style-name="Normal"><text:s text:c="12"/>OUTPUT("Your taken to the throne room where the Injustices Bane sits there and waits.")</text:p>
      <text:p text:style-name="Normal"><text:s text:c="12"/>OUTPUT("He walks over to you and chops your head off.")</text:p>
      <text:p text:style-name="Normal"><text:s text:c="12"/>OUTPUT("You died")</text:p>
      <text:p text:style-name="Normal"><text:s text:c="12"/>playerpos = "7"</text:p>
      <text:p text:style-name="Normal"><text:s text:c="12"/>stupidity()</text:p>
      <text:p text:style-name="Normal"><text:s text:c="8"/>ELIF (169 &gt; workhours &gt; 128):</text:p>
      <text:p text:style-name="Normal"><text:s text:c="12"/>OUTPUT("The office lady seems perplexed by your answer and says:")</text:p>
      <text:p text:style-name="Normal"><text:s text:c="12"/>OUTPUT("Look if you don't want sleep this week that's up to you but you'll be regretful in a week.")</text:p>
      <text:p text:style-name="Normal"><text:s text:c="12"/>IF (overwork &gt; 2):</text:p>
      <text:p text:style-name="Normal"><text:s text:c="16"/>OUTPUT("In the middle of the week you start feeling really light headed due to lack of sleep.")</text:p>
      <text:p text:style-name="Normal"><text:s text:c="16"/>OUTPUT("You collapse to the floor and don't wake up.")</text:p>
      <text:soft-page-break/>
      <text:p text:style-name="Normal"><text:s text:c="16"/>OUTPUT("Your long hours and lack of sleep cause you to die of exhaustion.")</text:p>
      <text:p text:style-name="Normal"><text:s text:c="16"/>exhaustion()</text:p>
      <text:p text:style-name="Normal"><text:s text:c="16"/>playerpos = "7"</text:p>
      <text:p text:style-name="Normal"><text:s text:c="16"/>overwork = 0</text:p>
      <text:p text:style-name="Normal"><text:s text:c="12"/>ELSE:</text:p>
      <text:p text:style-name="Normal"><text:s text:c="16"/>overwork = overwork + 1</text:p>
      <text:p text:style-name="Normal"><text:s text:c="8"/>ELIF (129 &gt; workhours &gt; 80):</text:p>
      <text:p text:style-name="Normal"><text:s text:c="12"/>OUTPUT("Seemingly happy she says: You really love work huh, well good luck with your busy week.")</text:p>
      <text:p text:style-name="Normal"><text:s text:c="12"/>OUTPUT("Your efforts to the paladins of justice this week have been noticed and many people have been commending you.")</text:p>
      <text:p text:style-name="Normal"><text:s text:c="8"/>ELIF (81 &gt; workours &gt; 39):</text:p>
      <text:p text:style-name="Normal"><text:s text:c="12"/>OUTPUT("She seems dissapointed by your answer and says:")</text:p>
      <text:p text:style-name="Normal"><text:s text:c="12"/>OUTPUT("Another person just wanting to be average, well have fun.")</text:p>
      <text:p text:style-name="Normal"><text:s text:c="8"/>ELIF (workhours &lt; 40):</text:p>
      <text:p text:style-name="Normal"><text:s text:c="12"/>OUTPUT("She seems upset by your answer before saying:")</text:p>
      <text:p text:style-name="Normal"><text:s text:c="12"/>OUTPUT("You know the Injustices Bane is not going to be very happy with you putting in such little hours.")</text:p>
      <text:p text:style-name="Normal"><text:s text:c="12"/>IF (underwork &gt; 0):</text:p>
      <text:p text:style-name="Normal"><text:s text:c="16"/>OUTPUT("At the end of the week you are called to the throne room by the Injustices Bane.")</text:p>
      <text:p text:style-name="Normal"><text:s text:c="16"/>OUTPUT("He tells you that you are going to be demoted for putting in such little effort into our cause.")</text:p>
      <text:p text:style-name="Normal"><text:s text:c="16"/>OUTPUT("Before you can speak a guard from behind chops your head off.")</text:p>
      <text:p text:style-name="Normal"><text:s text:c="16"/>OUTPUT("You died.")</text:p>
      <text:p text:style-name="Normal"><text:s text:c="16"/>demotion()</text:p>
      <text:p text:style-name="Normal"><text:s text:c="16"/>playerpos = "7"</text:p>
      <text:p text:style-name="Normal"><text:s text:c="12"/>ELSE:</text:p>
      <text:p text:style-name="Normal"><text:s text:c="16"/>underwork = underwork + 1</text:p>
      <text:p text:style-name="Normal"><text:s text:c="4"/>#checking if the player is inside the dorm planning how they will kill the injustices bane at night</text:p>
      <text:p text:style-name="Normal"><text:s text:c="4"/>IF (playerpos == "15"):</text:p>
      <text:p text:style-name="Normal"><text:s text:c="8"/>space()</text:p>
      <text:soft-page-break/>
      <text:p text:style-name="Normal"><text:s text:c="8"/>OUTPUT("You all stay up until midnight in your dorms waiting for the right time to strike.")</text:p>
      <text:p text:style-name="Normal"><text:s text:c="8"/>OUTPUT("Whilst you wait you all discuss plans to make sure everyone knows what they are doing.")</text:p>
      <text:p text:style-name="Normal"><text:s text:c="8"/>OUTPUT("What is your plan?")</text:p>
      <text:p text:style-name="Normal"><text:s text:c="8"/>inputspace()</text:p>
      <text:p text:style-name="Normal"><text:s text:c="8"/>#asking the player questions to decide how they end up killing the Injustices Bane</text:p>
      <text:p text:style-name="Normal"><text:s text:c="8"/>stealthdeath = INPUT("How do you plan on killing him? Suffocation type s, Blood loss type b, Chopping type c?")</text:p>
      <text:p text:style-name="Normal"><text:s text:c="8"/>inputspace()</text:p>
      <text:p text:style-name="Normal"><text:s text:c="8"/>distraction = INPUT("Do you want to create a large distraction type l, or be as sneaky as possible type s?")</text:p>
      <text:p text:style-name="Normal"><text:s text:c="8"/>IF (distraction == "l"):</text:p>
      <text:p text:style-name="Normal"><text:s text:c="12"/>OUTPUT("What kind of distraction would you like to use?")</text:p>
      <text:p text:style-name="Normal"><text:s text:c="12"/>inputspace()</text:p>
      <text:p text:style-name="Normal"><text:s text:c="12"/>ruccus = INPUT("Do you want to start a fire in the kitchen type f, Sound the invasion alarm type i, Release the horses type h, Just scream type s?")</text:p>
      <text:p text:style-name="Normal"><text:s text:c="8"/>ELIF (distraction == "s"):</text:p>
      <text:p text:style-name="Normal"><text:s text:c="12"/>OUTPUT("How do you want to sneak into the Injustice Banes bedroom?")</text:p>
      <text:p text:style-name="Normal"><text:s text:c="12"/>inputspace()</text:p>
      <text:p text:style-name="Normal"><text:s text:c="12"/>sneaking = INPUT("Do you want to climb in through the window type w, Sneak down the hallway to his bedroom type h, Use the secret passage in the Injustice Bane closet type s?")</text:p>
      <text:p text:style-name="Normal"><text:s text:c="8"/>OUTPUT("What mask do you want to use to disguise yourself whilst performing the operation?")</text:p>
      <text:p text:style-name="Normal"><text:s text:c="8"/>inputspace()</text:p>
      <text:p text:style-name="Normal"><text:s text:c="8"/>masks = INPUT("A bunny mask type b, A horse mask type h, Use your guard helmet type g, An orangutan mask type o?")</text:p>
      <text:p text:style-name="Normal"><text:s text:c="8"/>OUTPUT("Your plan is chosen to be enacted.")</text:p>
      <text:p text:style-name="Normal"><text:s text:c="8"/>OUTPUT("It hits midnight and the fun begins.")</text:p>
      <text:p text:style-name="Normal"><text:s text:c="8"/>space()</text:p>
      <text:p text:style-name="Normal"><text:s text:c="8"/>#printing the way they killed the injustices bane by checking what answers they picked</text:p>
      <text:p text:style-name="Normal"><text:s text:c="8"/>IF (masks == "b"):</text:p>
      <text:p text:style-name="Normal"><text:s text:c="12"/>OUTPUT("You all put on your bunny masks and leave the dorm")</text:p>
      <text:p text:style-name="Normal"><text:s text:c="8"/>ELIF (masks == "h"):</text:p>
      <text:soft-page-break/>
      <text:p text:style-name="Normal"><text:s text:c="12"/>OUTPUT("You all put on your horse masks and leave the dorm")</text:p>
      <text:p text:style-name="Normal"><text:s text:c="8"/>ELIF (masks == "g"):</text:p>
      <text:p text:style-name="Normal"><text:s text:c="12"/>OUTPUT("You all get dressed in your guard uniform and leave the dorm")</text:p>
      <text:p text:style-name="Normal"><text:s text:c="8"/>ELIF (masks == "o"):</text:p>
      <text:p text:style-name="Normal"><text:s text:c="12"/>OUTPUT("You all put on your orangutan masks and leave the dorm")</text:p>
      <text:p text:style-name="Normal"><text:s text:c="8"/>IF (distraction == "l"):</text:p>
      <text:p text:style-name="Normal"><text:s text:c="12"/>IF (ruccus == "f"):</text:p>
      <text:p text:style-name="Normal"><text:s text:c="16"/>OUTPUT("The other paladins go to start a fire in the kitchen leaving you by yourself to commit the crime.")</text:p>
      <text:p text:style-name="Normal"><text:s text:c="12"/>ELIF (ruccus == "i"):</text:p>
      <text:p text:style-name="Normal"><text:s text:c="16"/>OUTPUT("The other paladins go to sound the alarm for an invasion leaving you by yourself to commit the crime.")</text:p>
      <text:p text:style-name="Normal"><text:s text:c="12"/>ELIF (ruccus == "h"):</text:p>
      <text:p text:style-name="Normal"><text:s text:c="16"/>OUTPUT("The other paladins go to open all the horse cages and let the horse free leaving you by yourself to commit the crime.")</text:p>
      <text:p text:style-name="Normal"><text:s text:c="12"/>ELIF (ruccus == "s"):</text:p>
      <text:p text:style-name="Normal"><text:s text:c="16"/>OUTPUT("The other paladins go to the courtyard to begin their screaming leaving you by yourself to commit the crime.")</text:p>
      <text:p text:style-name="Normal"><text:s text:c="8"/>IF (distraction == "s"):</text:p>
      <text:p text:style-name="Normal"><text:s text:c="12"/>IF (sneaking == "w"):</text:p>
      <text:p text:style-name="Normal"><text:s text:c="16"/>OUTPUT("The other paladins lead you into the courtyard to the wall where his window is and you start climbing.")</text:p>
      <text:p text:style-name="Normal"><text:s text:c="16"/>OUTPUT("You reach his window and take a peek inside, sleeping inside is the Injustices Bane.")</text:p>
      <text:p text:style-name="Normal"><text:s text:c="16"/>OUTPUT("You begin slowly opening the window and creep inside.")</text:p>
      <text:p text:style-name="Normal"><text:s text:c="12"/>ELIF (sneaking == "h"):</text:p>
      <text:p text:style-name="Normal"><text:s text:c="16"/>OUTPUT("The other paladins lead you to the hallway and keep watch for you so that you aren't caught.")</text:p>
      <text:p text:style-name="Normal"><text:s text:c="16"/>OUTPUT("You begin creeping down the hallway and every creek of the floor boards leaves you worried that he might wake up.")</text:p>
      <text:p text:style-name="Normal"><text:s text:c="16"/>OUTPUT("You get to his room and creek the door open taking a peek, inside is the Injustices Bane fast asleep.")</text:p>
      <text:p text:style-name="Normal"><text:s text:c="16"/>OUTPUT("You enter the room.")</text:p>
      <text:p text:style-name="Normal"><text:s text:c="12"/>ELIF (sneaking == "s"):</text:p>
      <text:soft-page-break/>
      <text:p text:style-name="Normal"><text:s text:c="16"/>OUTPUT("The other paladins lead you to the throne room.")</text:p>
      <text:p text:style-name="Normal"><text:s text:c="16"/>OUTPUT("They take you behind the throne where a hidden hatch on the floor is.")</text:p>
      <text:p text:style-name="Normal"><text:s text:c="16"/>OUTPUT("You open the hatch and hop in leaving the rest of the paladins circled around the hatch to keep guard.")</text:p>
      <text:p text:style-name="Normal"><text:s text:c="16"/>OUTPUT("The passage is windy and you have to duck the whole way through it.")</text:p>
      <text:p text:style-name="Normal"><text:s text:c="16"/>OUTPUT("You end up in his walk in closet and peek through the cracks of the closet doors to see the Injustice Bane sleeping.")</text:p>
      <text:p text:style-name="Normal"><text:s text:c="16"/>OUTPUT("You come out of the closet.")</text:p>
      <text:p text:style-name="Normal"><text:s text:c="8"/>IF (stealthdeath == "s"):</text:p>
      <text:p text:style-name="Normal"><text:s text:c="12"/>OUTPUT("You creep over to his bed and grab one of the pillows he isn't using.")</text:p>
      <text:p text:style-name="Normal"><text:s text:c="12"/>OUTPUT("You shove the pillow on his face and suffocate him.")</text:p>
      <text:p text:style-name="Normal"><text:s text:c="12"/>OUTPUT("He kicks his legs trying to fight it but after a couple more seconds he flops lifeless.")</text:p>
      <text:p text:style-name="Normal"><text:s text:c="12"/>OUTPUT("You hold it on his face for a minute after for good measure.")</text:p>
      <text:p text:style-name="Normal"><text:s text:c="8"/>ELIF (stealthdeath == "b"):</text:p>
      <text:p text:style-name="Normal"><text:s text:c="12"/>OUTPUT("You creep over to his bed.")</text:p>
      <text:p text:style-name="Normal"><text:s text:c="12"/>OUTPUT("You pull out your knife and cut holes in the Injustice Banes Arteries.")</text:p>
      <text:p text:style-name="Normal"><text:s text:c="12"/>OUTPUT("He tries to scream but is too weak to do so.")</text:p>
      <text:p text:style-name="Normal"><text:s text:c="12"/>OUTPUT("He bleeds out and dies as you stand there and watch.")</text:p>
      <text:p text:style-name="Normal"><text:s text:c="8"/>ELIF (stealthdeath == "c"):</text:p>
      <text:p text:style-name="Normal"><text:s text:c="12"/>OUTPUT("You creep over to his bed and pull out a sword.")</text:p>
      <text:p text:style-name="Normal"><text:s text:c="12"/>OUTPUT("You tap him on the shoulder to wake him up and as he opens his eyes you chop his head off in one clean slice.")</text:p>
      <text:p text:style-name="Normal"><text:s text:c="12"/>OUTPUT("His head rolls off the bed and you use his blanket to clean your sword.")</text:p>
      <text:p text:style-name="Normal"><text:s text:c="8"/>OUTPUT("You leave the room the way you came and alert the paladins of your success.")</text:p>
      <text:p text:style-name="Normal"><text:s text:c="8"/>OUTPUT("Congratulations you won the mutineers way.")</text:p>
      <text:p text:style-name="Normal"><text:s text:c="8"/>mutiny()</text:p>
      <text:p text:style-name="Normal"><text:s text:c="8"/>achievements.append("mutiny1")</text:p>
      <text:p text:style-name="Normal"><text:s text:c="8"/>playerpos = "6"</text:p>
      <text:p text:style-name="Normal"><text:s text:c="4"/>#checking if the player is in the dorm planning how they will kill the injustices bane during the feast</text:p>
      <text:p text:style-name="Normal"><text:s text:c="4"/>IF (playerpos == "16"):</text:p>
      <text:p text:style-name="Normal"><text:s text:c="8"/>OUTPUT("You all stay up all night planning out how the events of the day will go.")</text:p>
      <text:soft-page-break/>
      <text:p text:style-name="Normal"><text:s text:c="8"/>OUTPUT("Your input is required for the plans to help make them.")</text:p>
      <text:p text:style-name="Normal"><text:s text:c="8"/>OUTPUT("Which item do you wish to poison during morning tea?")</text:p>
      <text:p text:style-name="Normal"><text:s text:c="8"/>inputspace()</text:p>
      <text:p text:style-name="Normal"><text:s text:c="8"/>foodpoison = INPUT("His tea type t, his bread type b, his bacon type h.")</text:p>
      <text:p text:style-name="Normal"><text:s text:c="8"/>OUTPUT("Do you wish to spike the item during cooking or in the middle of the feast.")</text:p>
      <text:p text:style-name="Normal"><text:s text:c="8"/>inputspace()</text:p>
      <text:p text:style-name="Normal"><text:s text:c="8"/>timing = INPUT("During cooking type c, during the feast type f.")</text:p>
      <text:p text:style-name="Normal"><text:s text:c="8"/>IF (timing == "c"):</text:p>
      <text:p text:style-name="Normal"><text:s text:c="12"/>OUTPUT("What kitchen distraction do you want to use so you can sneak the poison into the food?")</text:p>
      <text:p text:style-name="Normal"><text:s text:c="12"/>inputspace()</text:p>
      <text:p text:style-name="Normal"><text:s text:c="12"/>kitchen = INPUT("Do you want to: Set the fire alarm off type f, Bump a massive soup pot onto the ground type s, or unleash a rat into the kitchen type r?")</text:p>
      <text:p text:style-name="Normal"><text:s text:c="8"/>ELIF (timing == "f"):</text:p>
      <text:p text:style-name="Normal"><text:s text:c="12"/>OUTPUT("What distraction are you going to use to spike his food.")</text:p>
      <text:p text:style-name="Normal"><text:s text:c="12"/>inputspace()</text:p>
      <text:p text:style-name="Normal"><text:s text:c="12"/>feast = INPUT("Do you want to: Set the fire alarm off type f, trip and fall onto the dining table type t, or spill tea on the Injustices Bane type i?")</text:p>
      <text:p text:style-name="Normal"><text:s text:c="8"/>OUTPUT("The other paladins decide your idea is brilliant and go along with it.")</text:p>
      <text:p text:style-name="Normal"><text:s text:c="8"/>OUTPUT("You all get some good sleep and wake up in time for the feast.")</text:p>
      <text:p text:style-name="Normal"><text:s text:c="8"/>OUTPUT("The feast starts so let the fun begin.")</text:p>
      <text:p text:style-name="Normal"><text:s text:c="8"/>#printing the ending based off the options you picked to kill him</text:p>
      <text:p text:style-name="Normal"><text:s text:c="8"/>IF (timing == "c"):</text:p>
      <text:p text:style-name="Normal"><text:s text:c="12"/>OUTPUT("You go into the kitchen and get ready for your distraction.")</text:p>
      <text:p text:style-name="Normal"><text:s text:c="12"/>IF (kitchen == "f"):</text:p>
      <text:p text:style-name="Normal"><text:s text:c="16"/>OUTPUT("you calmly walk over to the fire alarm before pulling it and quickly dispersing yourself among the crowd so no one knows it was you.")</text:p>
      <text:p text:style-name="Normal"><text:s text:c="12"/>ELIF (kitchen == "s"):</text:p>
      <text:p text:style-name="Normal"><text:s text:c="16"/>OUTPUT("You carefully weave your way between the cooking aisles before accidentally bumping a massive soup pot.")</text:p>
      <text:p text:style-name="Normal"><text:s text:c="16"/>OUTPUT("You quickly disperse among the crowd so no one knows who did it.")</text:p>
      <text:p text:style-name="Normal"><text:s text:c="12"/>ELIF (kitchen == "r"):</text:p>
      <text:soft-page-break/>
      <text:p text:style-name="Normal"><text:s text:c="16"/>OUTPUT("You bring a rat cage into the kitchen before unleashing it and leaving the kitchen.")</text:p>
      <text:p text:style-name="Normal"><text:s text:c="16"/>OUTPUT("After a minute one of the chefs notices it and screams there head off, your queue to go back in and spike the item.")</text:p>
      <text:p text:style-name="Normal"><text:s text:c="8"/>ELIF (timing == "f"):</text:p>
      <text:p text:style-name="Normal"><text:s text:c="12"/>OUTPUT("You take a seat at one of the long dining tables in the feast hall and begin eating.")</text:p>
      <text:p text:style-name="Normal"><text:s text:c="12"/>IF (feast == "f"):</text:p>
      <text:p text:style-name="Normal"><text:s text:c="16"/>OUTPUT("You calmly hop up in the middle of the feast and walk over to the fire alarm.")</text:p>
      <text:p text:style-name="Normal"><text:s text:c="16"/>OUTPUT("You pull the fire alarm and calmly disperse yourself amongs the crowd of chaos so no one knows you did it.")</text:p>
      <text:p text:style-name="Normal"><text:s text:c="12"/>ELIF (feast == "t"):</text:p>
      <text:p text:style-name="Normal"><text:s text:c="16"/>OUTPUT("In the middle of the feast you get up and start walking towards the toilet down the aisle of seats.")</text:p>
      <text:p text:style-name="Normal"><text:s text:c="16"/>OUTPUT("Like you planned one of the guards sticks their foot out behind themself so you can trip over it and cause a distraction.")</text:p>
      <text:p text:style-name="Normal"><text:s text:c="16"/>OUTPUT("You trip and fall on the table sliding all the way down to the other end.")</text:p>
      <text:p text:style-name="Normal"><text:s text:c="16"/>OUTPUT("After that everyone starts getting at eachothers throats and a brawl is started in the dining hall.")</text:p>
      <text:p text:style-name="Normal"><text:s text:c="12"/>ELIF (feast == "i"):</text:p>
      <text:p text:style-name="Normal"><text:s text:c="16"/>OUTPUT("In the middle of the feast you get up and begin walking over towards the injustice bane.")</text:p>
      <text:p text:style-name="Normal"><text:s text:c="16"/>OUTPUT("Like you planned a guard sticks their foot out into the aisle and you trip with a glass in hand spilling it over the injustice bane.")</text:p>
      <text:p text:style-name="Normal"><text:s text:c="16"/>OUTPUT("After that everyone gets at eachothers throats and start attacking eachother.")</text:p>
      <text:p text:style-name="Normal"><text:s text:c="8"/>IF (foodpoison == "t"):</text:p>
      <text:p text:style-name="Normal"><text:s text:c="12"/>OUTPUT("Amongst the chaos of the distraction you walk over to his tea and drop the poison in it.")</text:p>
      <text:p text:style-name="Normal"><text:s text:c="8"/>ELIF (foodpoison == "b"):</text:p>
      <text:p text:style-name="Normal"><text:s text:c="12"/>OUTPUT("Amongst the chaos of the distraction you walk over to his bread and drop the poison in it.")</text:p>
      <text:p text:style-name="Normal"><text:s text:c="8"/>ELIF (foodpoison == "h"):</text:p>
      <text:p text:style-name="Normal"><text:s text:c="12"/>OUTPUT("Amongst the chaos of the distraction you walk over to his bacon and drop the poison in it.")</text:p>
      <text:p text:style-name="Normal"><text:s text:c="8"/>OUTPUT("Once the chaos dies down and everyone is sitted you start eating breakfast.")</text:p>
      <text:soft-page-break/>
      <text:p text:style-name="Normal"><text:s text:c="8"/>OUTPUT("After a moment or two you see the Injustice Bane's Mouth start to froth up and massive amounts of bubbles are coming out.")</text:p>
      <text:p text:style-name="Normal"><text:s text:c="8"/>OUTPUT("A moment or two later he dies and you and all the other guards in on it give each other a silenet look of celebration.")</text:p>
      <text:p text:style-name="Normal"><text:s text:c="8"/>OUTPUT("Congratulations on beating the game the mutineers way.")</text:p>
      <text:p text:style-name="Normal"><text:s text:c="8"/>achievements.append("mutiny1")</text:p>
      <text:p text:style-name="Normal"><text:s text:c="8"/>mutiny()</text:p>
      <text:p text:style-name="Normal"><text:s text:c="8"/>playerpos = "6"</text:p>
      <text:p text:style-name="Normal">END WHILE TRUE</text:p>
      <text:p text:style-name="Normal">#end of cod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ck Uhlmann</meta:initial-creator>
    <dc:creator>Jack Uhlmann</dc:creator>
    <meta:creation-date>2024-03-15T03:36:00Z</meta:creation-date>
    <dc:date>2024-03-18T02:24:00Z</dc:date>
    <meta:template xlink:href="Normal" xlink:type="simple"/>
    <meta:editing-cycles>1</meta:editing-cycles>
    <meta:editing-duration>PT252120S</meta:editing-duration>
    <meta:document-statistic meta:page-count="51" meta:paragraph-count="151" meta:word-count="11325" meta:character-count="75727" meta:row-count="537" meta:non-whitespace-character-count="64553"/>
  </office:meta>
</office:document-meta>
</file>